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5mm"/>
    </style:style>
    <style:style style:name="co2" style:family="table-column">
      <style:table-column-properties fo:break-before="auto" style:column-width="64.31mm"/>
    </style:style>
    <style:style style:name="co3" style:family="table-column">
      <style:table-column-properties fo:break-before="auto" style:column-width="154.52mm"/>
    </style:style>
    <style:style style:name="co4" style:family="table-column">
      <style:table-column-properties fo:break-before="auto" style:column-width="22.58mm"/>
    </style:style>
    <style:style style:name="co5" style:family="table-column">
      <style:table-column-properties fo:break-before="auto" style:column-width="60.7mm"/>
    </style:style>
    <style:style style:name="ro1" style:family="table-row">
      <style:table-row-properties style:row-height="4.52mm" fo:break-before="auto" style:use-optimal-row-height="true"/>
    </style:style>
    <style:style style:name="ro2" style:family="table-row">
      <style:table-row-properties style:row-height="20.53mm" fo:break-before="auto" style:use-optimal-row-height="true"/>
    </style:style>
    <style:style style:name="ro3" style:family="table-row">
      <style:table-row-properties style:row-height="28.58mm" fo:break-before="auto" style:use-optimal-row-height="true"/>
    </style:style>
    <style:style style:name="ro4" style:family="table-row">
      <style:table-row-properties style:row-height="24.55mm" fo:break-before="auto" style:use-optimal-row-height="true"/>
    </style:style>
    <style:style style:name="ro5" style:family="table-row">
      <style:table-row-properties style:row-height="12.49mm" fo:break-before="auto" style:use-optimal-row-height="true"/>
    </style:style>
    <style:style style:name="ro6" style:family="table-row">
      <style:table-row-properties style:row-height="32.6mm" fo:break-before="auto" style:use-optimal-row-height="true"/>
    </style:style>
    <style:style style:name="ro7" style:family="table-row">
      <style:table-row-properties style:row-height="16.51mm" fo:break-before="auto" style:use-optimal-row-height="true"/>
    </style:style>
    <style:style style:name="ro8" style:family="table-row">
      <style:table-row-properties style:row-height="36.6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esultat9_AvecTousLesFiltres." table:style-name="ta1">
        <table:table-column table:style-name="co1" table:default-cell-style-name="Default"/>
        <table:table-column table:style-name="co2" table:default-cell-style-name="ce1"/>
        <table:table-column table:style-name="co3" table:default-cell-style-name="ce1"/>
        <table:table-column table:style-name="co4" table:default-cell-style-name="Default"/>
        <table:table-column table:style-name="co5" table:default-cell-style-name="Default"/>
        <table:table-row table:style-name="ro1">
          <table:table-cell/>
          <table:table-cell office:value-type="string" calcext:value-type="string">
            <text:p>inputFr</text:p>
          </table:table-cell>
          <table:table-cell office:value-type="string" calcext:value-type="string">
            <text:p>TextFr</text:p>
          </table:table-cell>
          <table:table-cell table:number-columns-repeated="2"/>
        </table:table-row>
        <table:table-row table:style-name="ro2">
          <table:table-cell office:value-type="float" office:value="0" calcext:value-type="float">
            <text:p>0</text:p>
          </table:table-cell>
          <table:table-cell office:value-type="string" calcext:value-type="string">
            <text:p>the rescue of our planet is</text:p>
          </table:table-cell>
          <table:table-cell office:value-type="string" calcext:value-type="string">
            <text:p>le sauvetage de notre planète n'est pas un processus facile, ni ne peut être fait sans risquer nos vies. Le gouvernement va avoir besoin de réformes sérieuses, d'une bonne somme d'argent et de temps. Les gens qui étaient censés nous soutenir devraient s'assurer qu'ils ne peuvent pas. On m'a dit qu'ils feraient juste cela, que le gouvernement va devoir jeter un coup d'œil très attentif. Nous n'aurons plus d'argent ni plus de temps pour quitter le gouvernement.</text:p>
          </table:table-cell>
          <table:table-cell office:value-type="string" calcext:value-type="string">
            <text:p>Ok</text:p>
          </table:table-cell>
          <table:table-cell/>
        </table:table-row>
        <table:table-row table:style-name="ro2">
          <table:table-cell office:value-type="float" office:value="1" calcext:value-type="float">
            <text:p>1</text:p>
          </table:table-cell>
          <table:table-cell office:value-type="string" calcext:value-type="string">
            <text:p>I've traveled our planet and</text:p>
          </table:table-cell>
          <table:table-cell office:value-type="string" calcext:value-type="string">
            <text:p>J'ai voyagé sur notre planète et j'ai rencontré de nombreuses cultures. Certains que je n'ai jamais rencontrés. Ils ont une partie de ma connaissance, ils ne parlent pas très bien. Je vais aller de l'avant et le dire parce que c'est là que je peux avoir un sens, que je suis honnête. Je sens que je suis honnête, que je ne crois pas que tout soit vrai, que je sois honnête. Nous sommes en voyage. Qu'est-ce que c'est que ça, qu'est-ce que tu penses que tu es</text:p>
          </table:table-cell>
          <table:table-cell/>
          <table:table-cell office:value-type="string" calcext:value-type="string">
            <text:p>manque de cohérence</text:p>
          </table:table-cell>
        </table:table-row>
        <table:table-row table:style-name="ro3">
          <table:table-cell office:value-type="float" office:value="2" calcext:value-type="float">
            <text:p>2</text:p>
          </table:table-cell>
          <table:table-cell office:value-type="string" calcext:value-type="string">
            <text:p>Humanity is engaged in a phase of progress</text:p>
          </table:table-cell>
          <table:table-cell office:value-type="string" calcext:value-type="string">
            <text:p>L'humanité est engagée dans une phase de progrès pour atteindre l'objectif d'éliminer, de démanteler et d'inverser les maladies et de mettre au point des technologies efficaces pour protéger et réduire la santé humaine et les maladies. Ce n'était pas longtemps avant que nous commencions à voir les avantages de la nouvelle technologie dans la lutte contre les maladies. Nous avons commencé à apprendre sur les aspects biologiques et chimiques du cancer. Bien qu'il y ait eu plus de 20 000 cancers humains en 1962, ce nombre a augmenté de 10 000 ou plus en 1975, et un nombre similaire d'humains</text:p>
          </table:table-cell>
          <table:table-cell office:value-type="string" calcext:value-type="string">
            <text:p>Ok</text:p>
          </table:table-cell>
          <table:table-cell/>
        </table:table-row>
        <table:table-row table:style-name="ro3">
          <table:table-cell office:value-type="float" office:value="3" calcext:value-type="float">
            <text:p>3</text:p>
          </table:table-cell>
          <table:table-cell office:value-type="string" calcext:value-type="string">
            <text:p>reduce its gas discharges as much</text:p>
          </table:table-cell>
          <table:table-cell office:value-type="string" calcext:value-type="string">
            <text:p>réduire autant que possible ses rejets de gaz afin que le système puisse encore fonctionner bien lorsque la puissance n'est pas disponible. Cependant, si le système est éteint et que l'alimentation n'est pas disponible, le système pourrait se retrouver avec de courts circuits. Il s'agit d'un problème qui pourrait être résolu en rendant le générateur ou la recharge de batterie aussi rapide que possible. Charge des batteries: Les batteries elles-mêmes devront probablement être chargées dans les 30 secondes, même avec une charge complète de leur puissance d'origine</text:p>
          </table:table-cell>
          <table:table-cell/>
          <table:table-cell office:value-type="string" calcext:value-type="string">
            <text:p>manque de cohérence</text:p>
          </table:table-cell>
        </table:table-row>
        <table:table-row table:style-name="ro3">
          <table:table-cell office:value-type="float" office:value="4" calcext:value-type="float">
            <text:p>4</text:p>
          </table:table-cell>
          <table:table-cell office:value-type="string" calcext:value-type="string">
            <text:p>Energy</text:p>
          </table:table-cell>
          <table:table-cell office:value-type="string" calcext:value-type="string">
            <text:p>L'énergie à cette fin serait un facteur direct de réduction des coûts. Cela peut inclure des avantages économiques directs et indirects (mais pas absolus) pour l'économie de la réduction des émissions. Le deuxième objectif principal de la politique proposée est de protéger l'environnement en réduisant les gaz à effet de serre. Le gouvernement pourrait alors adopter des réductions d'émissions à l'avenir afin de réduire les émissions de CO2. Il s'agirait également de réduire les émissions de dioxyde de carbone et de réduire les émissions de GES (voir la section 1.3.1 dans l'introduction de la</text:p>
          </table:table-cell>
          <table:table-cell/>
          <table:table-cell office:value-type="string" calcext:value-type="string">
            <text:p>exclure la génération à partir d’un seul mot</text:p>
          </table:table-cell>
        </table:table-row>
        <table:table-row table:style-name="ro3">
          <table:table-cell office:value-type="float" office:value="5" calcext:value-type="float">
            <text:p>5</text:p>
          </table:table-cell>
          <table:table-cell office:value-type="string" calcext:value-type="string">
            <text:p>the replacement of human labour</text:p>
          </table:table-cell>
          <table:table-cell office:value-type="string" calcext:value-type="string">
            <text:p>le remplacement du travail humain par des robots pour la main-d'œuvre humaine, ce qui nécessiterait inévitablement une modification radicale du système actuel d'emploi. Il serait impossible pour le travail humain de créer des emplois, et encore moins de créer une alternative à un système dans lequel les robots sont le seul moyen possible de le faire. En conséquence, il y aurait une grave pénurie de travailleurs qualifiés et une érosion de la qualité de vie humaine qui en résulterait. Si un changement dans le travail humain signifie une réduction de la qualité humaine de</text:p>
          </table:table-cell>
          <table:table-cell office:value-type="string" calcext:value-type="string">
            <text:p>Ok</text:p>
          </table:table-cell>
          <table:table-cell office:value-type="string" calcext:value-type="string">
            <text:p>manque de cohérence</text:p>
          </table:table-cell>
        </table:table-row>
        <table:table-row table:style-name="ro3">
          <table:table-cell office:value-type="float" office:value="6" calcext:value-type="float">
            <text:p>6</text:p>
          </table:table-cell>
          <table:table-cell office:value-type="string" calcext:value-type="string">
            <text:p>Carbon dioxide</text:p>
          </table:table-cell>
          <table:table-cell office:value-type="string" calcext:value-type="string">
            <text:p>Le dioxyde de carbone (CO2) est plus puissant et plus fort que le dioxyde de carbone et moins cher que l'oxygène, mais il est plus difficile de se convertir en carbonate nécessaire pour alimenter les turbines. Alors que la turbine est plus efficace et plus efficace pour fonctionner, il est encore beaucoup plus cher de le faire. Cela signifie que nous devons trouver de nouvelles façons de convertir le dioxyde de carbone en l'énergie nécessaire pour alimenter la turbine pour fonctionner. C'est là que le Centre européen de recherche sur la conversion des carbonates, basé à The</text:p>
          </table:table-cell>
          <table:table-cell/>
          <table:table-cell office:value-type="string" calcext:value-type="string">
            <text:p>Source citée deux fois dans la première phrase. Est ce un signe à identifier ?</text:p>
          </table:table-cell>
        </table:table-row>
        <table:table-row table:style-name="ro4">
          <table:table-cell office:value-type="float" office:value="7" calcext:value-type="float">
            <text:p>7</text:p>
          </table:table-cell>
          <table:table-cell office:value-type="string" calcext:value-type="string">
            <text:p>energy consumption</text:p>
          </table:table-cell>
          <table:table-cell office:value-type="string" calcext:value-type="string">
            <text:p>La consommation d'énergie et le gain de poids chez les jeunes femmes, et ce sont les principales questions que je vais aborder aujourd'hui. Commençons par ma propre expérience avec le gain de poids. Dans ma propre vie, j'ai travaillé comme spécialiste du gain de poids, et c'est une expérience très courante. C'est un travail énorme. Et j'ai travaillé si dur pour atteindre mon objectif. J'ai deux enfants avec une mère obèse ou en surpoids, et je travaille avec eux. C'est ici que je suis.</text:p>
          </table:table-cell>
          <table:table-cell/>
          <table:table-cell office:value-type="string" calcext:value-type="string">
            <text:p>On voit la mauvaise interprétation de la source qui peut fare un hors sujet</text:p>
          </table:table-cell>
        </table:table-row>
        <table:table-row table:style-name="ro4">
          <table:table-cell office:value-type="float" office:value="8" calcext:value-type="float">
            <text:p>8</text:p>
          </table:table-cell>
          <table:table-cell office:value-type="string" calcext:value-type="string">
            <text:p>Increasing energy consumption</text:p>
          </table:table-cell>
          <table:table-cell office:value-type="string" calcext:value-type="string">
            <text:p>L'augmentation de la consommation d'énergie dans un certain nombre de pays, dont la Chine, la Russie, l'Inde et l'Afrique du Sud, devrait être considérée comme un signe de progrès vers une renaissance industrielle. Mais non seulement le système actuel d'offre et de demande d'énergie a un coût important pour l'économie, mais il érode également la compétitivité de l'industrie manufacturière face à un ralentissement économique mondial qui a fait baisser le coût des biens importés de 50 % à plus de 50 % au cours de la dernière décennie. L'un des plus grands</text:p>
          </table:table-cell>
          <table:table-cell office:value-type="string" calcext:value-type="string">
            <text:p>ok</text:p>
          </table:table-cell>
          <table:table-cell/>
        </table:table-row>
        <table:table-row table:style-name="ro4">
          <table:table-cell office:value-type="float" office:value="9" calcext:value-type="float">
            <text:p>9</text:p>
          </table:table-cell>
          <table:table-cell office:value-type="string" calcext:value-type="string">
            <text:p>with the massive use of oil</text:p>
          </table:table-cell>
          <table:table-cell office:value-type="string" calcext:value-type="string">
            <text:p>avec l'utilisation massive du pétrole et du gaz, qui est nécessaire pour répondre à la demande mondiale. Le coût du pétrole représente actuellement environ 5 % du coût total de production du pétrole utilisé. (Source : Rapport de l'Energie Information Administration (EIA) sur la production pétrolière, 2017-2018) Il ne fait aucun doute que le Venezuela est confronté à une crise énergétique et que cette crise continuera de s'aggraver. Il est clair, cependant, que le peuple vénézuélien traverse la crise depuis un certain temps.</text:p>
          </table:table-cell>
          <table:table-cell office:value-type="string" calcext:value-type="string">
            <text:p>ok</text:p>
          </table:table-cell>
          <table:table-cell/>
        </table:table-row>
        <table:table-row table:style-name="ro4">
          <table:table-cell office:value-type="float" office:value="10" calcext:value-type="float">
            <text:p>10</text:p>
          </table:table-cell>
          <table:table-cell office:value-type="string" calcext:value-type="string">
            <text:p>with the massive use of oil and natural gas</text:p>
          </table:table-cell>
          <table:table-cell office:value-type="string" calcext:value-type="string">
            <text:p>avec l'utilisation massive du pétrole et du gaz naturel) et aura le potentiel de transformer notre économie et de réduire les émissions de gaz à effet de serre. C'est ce que j'aimerais entendre des gens à Washington, D.C. (ou dans tout le pays) qui comprennent l'importance de notre avenir en matière d'énergie propre et la façon dont ils soutiennent la législation en matière d'énergie propre et d'énergie renouvelable que nous menons. Voici le message que j'essaie d'envoyer : Faites savoir à vos sénateurs et aux membres du Congrès que votre administration</text:p>
          </table:table-cell>
          <table:table-cell/>
          <table:table-cell office:value-type="string" calcext:value-type="string">
            <text:p>éviter les input où il n’y a pas de verbe</text:p>
          </table:table-cell>
        </table:table-row>
        <table:table-row table:style-name="ro4">
          <table:table-cell office:value-type="float" office:value="11" calcext:value-type="float">
            <text:p>11</text:p>
          </table:table-cell>
          <table:table-cell office:value-type="string" calcext:value-type="string">
            <text:p>the concentration of carbon dioxide in the atmosphere</text:p>
          </table:table-cell>
          <table:table-cell office:value-type="string" calcext:value-type="string">
            <text:p>la concentration de dioxyde de carbone dans l'atmosphère), le nombre de fois où ces émissions devraient atteindre un niveau de réchauffement atmosphérique de 2,5 °C au cours du prochain siècle ou deux, et le fait que les humains, comme l'homme, y contribuent le plus. C'est pourquoi il est si important que les gouvernements et les entreprises montrent clairement au monde que c'est la façon de protéger la planète. Et, bien sûr, ce sera le moins que nous puissions faire pour prévenir davantage le réchauffement de la planète, si</text:p>
          </table:table-cell>
          <table:table-cell/>
          <table:table-cell office:value-type="string" calcext:value-type="string">
            <text:p>repérer quand il y a une parenthèse qui se ferme dans la première phrase alors qu’aucune n’a été ouverte </text:p>
          </table:table-cell>
        </table:table-row>
        <table:table-row table:style-name="ro4">
          <table:table-cell office:value-type="float" office:value="12" calcext:value-type="float">
            <text:p>12</text:p>
          </table:table-cell>
          <table:table-cell office:value-type="string" calcext:value-type="string">
            <text:p>the average temperature of the globe</text:p>
          </table:table-cell>
          <table:table-cell office:value-type="string" calcext:value-type="string">
            <text:p>la température moyenne du globe entre mai et août 2010 et aujourd'hui est de 2,3 degrés Celsius, et la température maximale enregistrée par l'Institut international de recherche sur les océans (IOCR) dans l'une des îles les plus éloignées du monde est de 4,7 degrés Celsius (1290 degrés Fahrenheit), chiffre qui semble indiquer que le niveau de la mer pourrait atteindre 1 000 mètres (2 000 pieds) en seulement quatre ans. Mais même une petite hausse du niveau de la mer serait jusqu'à présent</text:p>
          </table:table-cell>
          <table:table-cell/>
          <table:table-cell office:value-type="float" office:value="2010" calcext:value-type="float">
            <text:p>2010</text:p>
          </table:table-cell>
        </table:table-row>
        <table:table-row table:style-name="ro3">
          <table:table-cell office:value-type="float" office:value="13" calcext:value-type="float">
            <text:p>13</text:p>
          </table:table-cell>
          <table:table-cell office:value-type="string" calcext:value-type="string">
            <text:p>the average temperature of our planet</text:p>
          </table:table-cell>
          <table:table-cell office:value-type="string" calcext:value-type="string">
            <text:p>la température moyenne de notre planète a fluctué depuis les années 1950, mais les scientifiques savent que la quantité de chaleur dans notre atmosphère est à peu près aussi grande que celle du soleil, mais elle a augmenté à un rythme qui ne correspond pas à celui de l'activité humaine. En outre, il n'existe aucun moyen fiable de mesurer la quantité de réchauffement. La méthode la plus largement acceptée pour calculer la quantité de réchauffement planétaire que nous pouvons connaître est la mesure de ce qui se passe en une année. Si nous voulons estimer ce qui se passe au cours d'une</text:p>
          </table:table-cell>
          <table:table-cell office:value-type="string" calcext:value-type="string">
            <text:p>ok</text:p>
          </table:table-cell>
          <table:table-cell/>
        </table:table-row>
        <table:table-row table:style-name="ro4">
          <table:table-cell office:value-type="float" office:value="14" calcext:value-type="float">
            <text:p>14</text:p>
          </table:table-cell>
          <table:table-cell office:value-type="string" calcext:value-type="string">
            <text:p>the evolution of the planet will be</text:p>
          </table:table-cell>
          <table:table-cell office:value-type="string" calcext:value-type="string">
            <text:p>l'évolution de la planète sera révélée dans un deuxième rapport, qui peut être lu au bas de cet article. Le rapport est un effort conjoint de chercheurs de l'Université de Manchester, de l'Université de Warwick, de l'Université d'Essex et de l'Université de Sussex. Il a été publié à l'origine sous le titre The Great Global Flood - The Future of Earth? en février 2016. Qu'est-ce que l'indice des changements climatiques naturels? La température moyenne mondiale en 2016 était de 1,0C plus chaude</text:p>
          </table:table-cell>
          <table:table-cell/>
          <table:table-cell office:value-type="string" calcext:value-type="string">
            <text:p>trop de réérences</text:p>
          </table:table-cell>
        </table:table-row>
        <table:table-row table:style-name="ro3">
          <table:table-cell office:value-type="float" office:value="15" calcext:value-type="float">
            <text:p>15</text:p>
          </table:table-cell>
          <table:table-cell office:value-type="string" calcext:value-type="string">
            <text:p>with controlled genetic modifications</text:p>
          </table:table-cell>
          <table:table-cell office:value-type="string" calcext:value-type="string">
            <text:p>avec des modifications génétiques contrôlées qui peuvent amener l'organisme à devenir résistant aux infections). La chose la plus importante est de se rappeler que les gènes qui contrôlent ces mécanismes immunitaires ne sont pas directement associés à l'infection. La réponse de l'organisme à l'infection peut varier selon la génétique et le type de système immunitaire en cause. Si un organisme ne peut pas contrôler son propre système immunitaire, comment peut-il être infecté? La réponse à cette question est que le corps doit travailler ensemble pour survivre. C'est une question intéressante, mais</text:p>
          </table:table-cell>
          <table:table-cell/>
          <table:table-cell office:value-type="string" calcext:value-type="string">
            <text:p>parenthèse fermée</text:p>
          </table:table-cell>
        </table:table-row>
        <table:table-row table:style-name="ro4">
          <table:table-cell office:value-type="float" office:value="16" calcext:value-type="float">
            <text:p>16</text:p>
          </table:table-cell>
          <table:table-cell office:value-type="string" calcext:value-type="string">
            <text:p>GMOs make</text:p>
          </table:table-cell>
          <table:table-cell office:value-type="string" calcext:value-type="string">
            <text:p>Les OGM font beaucoup d'argent sur la publicité, les ventes et le marketing, et nous voulons prendre ces revenus et les partager avec les meilleurs clients. Nous voulons aussi redonner aux communautés que nous servons. Pour en savoir plus : Pour en savoir plus sur les nouveaux changements fiscaux, visitez : Entreprises financées par le contribuable sur le financement des contribuables routiers et les contribuables Pour en savoir plus : L'Alliance des contribuables est un organisme indépendant dédié</text:p>
          </table:table-cell>
          <table:table-cell/>
          <table:table-cell office:value-type="string" calcext:value-type="string">
            <text:p>Répétition « pour en savoir plus »</text:p>
          </table:table-cell>
        </table:table-row>
        <table:table-row table:style-name="ro3">
          <table:table-cell office:value-type="float" office:value="17" calcext:value-type="float">
            <text:p>17</text:p>
          </table:table-cell>
          <table:table-cell office:value-type="string" calcext:value-type="string">
            <text:p>Hundreds of millions of farmers</text:p>
          </table:table-cell>
          <table:table-cell office:value-type="string" calcext:value-type="string">
            <text:p>Des centaines de millions d'agriculteurs, dont certains paysans, luttent pour trouver des terres. Et qu'en est-il de beaucoup de ceux qui ne sont pas fermiers? Certains d'entre eux travaillent dans des villages montagneux et reculés qui ont été touchés par le changement climatique. Ce sera probablement la partie la plus importante de ce plan, dit David Reisman, directeur du Centre pour le développement rural, un groupe de réflexion conservateur. La prochaine étape est que ces agriculteurs s'organisent en organisations qui leur donneront de l'argent et de la formation pour les aider.</text:p>
          </table:table-cell>
          <table:table-cell office:value-type="string" calcext:value-type="string">
            <text:p>ok</text:p>
          </table:table-cell>
          <table:table-cell/>
        </table:table-row>
        <table:table-row table:style-name="ro4">
          <table:table-cell office:value-type="float" office:value="18" calcext:value-type="float">
            <text:p>18</text:p>
          </table:table-cell>
          <table:table-cell office:value-type="string" calcext:value-type="string">
            <text:p>The fight against pollution is</text:p>
          </table:table-cell>
          <table:table-cell office:value-type="string" calcext:value-type="string">
            <text:p>La lutte contre la pollution est si intense, si longue que nous n'avons pas le temps de la prendre au sérieux, qu'il n'y a pas de bonnes options. Nous devrions passer notre journée avec l'espoir qu'un jour nous pourrons abandonner notre travail et nos enfants. Je n'arrive pas à croire que je sois ici aujourd'hui, mais cette semaine, il y a eu une manifestation extraordinaire à New York, où un jeune homme a marché dans la rue, et s'est approché de moi. Quelques minutes plus tard, un homme</text:p>
          </table:table-cell>
          <table:table-cell office:value-type="string" calcext:value-type="string">
            <text:p>ok</text:p>
          </table:table-cell>
          <table:table-cell office:value-type="string" calcext:value-type="string">
            <text:p>New York</text:p>
          </table:table-cell>
        </table:table-row>
        <table:table-row table:style-name="ro3">
          <table:table-cell office:value-type="float" office:value="19" calcext:value-type="float">
            <text:p>19</text:p>
          </table:table-cell>
          <table:table-cell office:value-type="string" calcext:value-type="string">
            <text:p>The ecologists who imposed</text:p>
          </table:table-cell>
          <table:table-cell office:value-type="string" calcext:value-type="string">
            <text:p>Les écologistes qui ont imposé le moratoire ne sont pas responsables de la situation; ils ne veulent pas risquer de contaminer leurs eaux. Ils sont responsables des dommages causés à long terme à l'environnement par l'extraction de combustibles fossiles non réglementés. Si le moratoire a été levé et que les pollueurs qui en sont propriétaires ont été libérés, il n'y a guère de raison de s'attendre à ce que leurs émissions s'améliorent. Le moratoire sert plutôt à protéger la santé à long terme des collectivités le long du littoral et leur capacité de maintenir des écosystèmes sains.</text:p>
          </table:table-cell>
          <table:table-cell table:number-columns-repeated="2"/>
        </table:table-row>
        <table:table-row table:style-name="ro4">
          <table:table-cell office:value-type="float" office:value="20" calcext:value-type="float">
            <text:p>20</text:p>
          </table:table-cell>
          <table:table-cell office:value-type="string" calcext:value-type="string">
            <text:p>Climate change is going to</text:p>
          </table:table-cell>
          <table:table-cell office:value-type="string" calcext:value-type="string">
            <text:p>Les changements climatiques toucheront de plus en plus de personnes. Il y a tellement de choses que nous ne savons pas, et encore moins. On doit juste avoir cette information. Le prochain défi consiste à utiliser le changement climatique pour contrôler notre avenir économique. La seule façon de contrôler la croissance future est de réduire les émissions. En tant qu'ancien dirigeant de l'industrie pétrolière et gazière, je ne plaide pas pour que nous limitions les émissions de gaz à effet de serre (GES) résultant du changement climatique.</text:p>
          </table:table-cell>
          <table:table-cell table:number-columns-repeated="2"/>
        </table:table-row>
        <table:table-row table:style-name="ro4">
          <table:table-cell office:value-type="float" office:value="21" calcext:value-type="float">
            <text:p>21</text:p>
          </table:table-cell>
          <table:table-cell office:value-type="string" calcext:value-type="string">
            <text:p>Our planet is</text:p>
          </table:table-cell>
          <table:table-cell office:value-type="string" calcext:value-type="string">
            <text:p>Notre planète va changer, je sais. Il est également intéressant de noter que, à l'exception de la Russie, le monde est beaucoup plus divisé que celui où nous vivons aujourd'hui. Comme vous pouvez le voir, le monde est divisé en deux, car il y a très peu de différences dans les idéologies politiques. Ce n'est pas une coïncidence. La gauche prend maintenant la scène centrale, mais il est également important de noter qu'il est le plus polarisé, et d'une certaine façon le plus polarisé de l'histoire</text:p>
          </table:table-cell>
          <table:table-cell table:number-columns-repeated="2"/>
        </table:table-row>
        <table:table-row table:style-name="ro3">
          <table:table-cell office:value-type="float" office:value="22" calcext:value-type="float">
            <text:p>22</text:p>
          </table:table-cell>
          <table:table-cell office:value-type="string" calcext:value-type="string">
            <text:p>IPCC reports</text:p>
          </table:table-cell>
          <table:table-cell office:value-type="string" calcext:value-type="string">
            <text:p>Le GIEC signale que, du moins à New York, la police de New York a eu recours à une force de police secrète pour traiter les personnes condamnées pour des infractions de faible gravité. Publicité Un rapport publié en 2011 par l'organisme à but non lucratif, qui a examiné le recours à la force par la police à New York, a révélé que seulement quatre agents étaient impliqués dans des rencontres avec des délinquants de faible niveau. En 2013, par exemple, un inspecteur du Département de police de New York a rencontré six délinquants de faible gravité à New York et un agent impliqué dans une autre affaire.</text:p>
          </table:table-cell>
          <table:table-cell table:number-columns-repeated="2"/>
        </table:table-row>
        <table:table-row table:style-name="ro4">
          <table:table-cell office:value-type="float" office:value="23" calcext:value-type="float">
            <text:p>23</text:p>
          </table:table-cell>
          <table:table-cell office:value-type="string" calcext:value-type="string">
            <text:p>Pollution kills</text:p>
          </table:table-cell>
          <table:table-cell office:value-type="string" calcext:value-type="string">
            <text:p>La pollution tue environ 1 600 personnes chaque année, et le gouvernement devrait s'efforcer de régler la question et de cesser d'utiliser le pouvoir des tribunaux publics. (Photo: DPA, Reuters) Le système actuel de poursuites pour corruption a rendu difficile pour la plupart des organismes publics de faire des déclarations publiques sur des affaires. Cela crée une situation difficile pour les organismes publics et pour le pouvoir judiciaire de se demander si le public a le droit de savoir comment fonctionne son gouvernement. Cela signifie que</text:p>
          </table:table-cell>
          <table:table-cell table:number-columns-repeated="2"/>
        </table:table-row>
        <table:table-row table:style-name="ro4">
          <table:table-cell office:value-type="float" office:value="24" calcext:value-type="float">
            <text:p>24</text:p>
          </table:table-cell>
          <table:table-cell office:value-type="string" calcext:value-type="string">
            <text:p>Climate change is</text:p>
          </table:table-cell>
          <table:table-cell office:value-type="string" calcext:value-type="string">
            <text:p>Le changement climatique n'est pas le seul moteur du changement climatique mondial, mais il peut être le plus important. La dernière fois que cela s'est produit, le climat s'est réchauffé à plus de 3°C - le point où la croûte terrestre a été à sa température la plus élevée pendant au moins 100 millions d'années - et il a fallu plus d'un siècle pour refroidir. Le processus, connu sous le nom de dewpointing, est un processus qui se produit pendant une période d'air extrêmement froid, ou neige, en passant par l'atmosphère de la planète</text:p>
          </table:table-cell>
          <table:table-cell table:number-columns-repeated="2"/>
        </table:table-row>
        <table:table-row table:style-name="ro4">
          <table:table-cell office:value-type="float" office:value="25" calcext:value-type="float">
            <text:p>25</text:p>
          </table:table-cell>
          <table:table-cell office:value-type="string" calcext:value-type="string">
            <text:p>The thawing of the permafrost may</text:p>
          </table:table-cell>
          <table:table-cell office:value-type="string" calcext:value-type="string">
            <text:p>Le dégel du pergélisol peut être un facteur clé du réchauffement de l'Arctique. Le dégel du pergélisol peut également être un facteur clé du changement climatique. Cependant, les résultats de cette étude suggèrent que les plates-formes de glace arctiques se réchauffent plus rapidement que prévu. Cela suggère qu'un Arctique plus chaud pourrait supporter un niveau de mer plus élevé, un effet qui n'a pas été signalé auparavant. Le document a été appuyé par la Natural Science Foundation et l'Université de l'Alberta.</text:p>
          </table:table-cell>
          <table:table-cell table:number-columns-repeated="2"/>
        </table:table-row>
        <table:table-row table:style-name="ro4">
          <table:table-cell office:value-type="float" office:value="26" calcext:value-type="float">
            <text:p>26</text:p>
          </table:table-cell>
          <table:table-cell office:value-type="string" calcext:value-type="string">
            <text:p>Dirty water causes</text:p>
          </table:table-cell>
          <table:table-cell office:value-type="string" calcext:value-type="string">
            <text:p>L'eau sale vous fait perdre de l'énergie. Si vous buvez de l'eau sale, vous perdrez également votre capacité à courir, ou perdre une certaine endurance. Lorsque vous êtes à haute altitude, vous pouvez boire l'eau à altitude, ce qui peut augmenter votre vitesse de nage encore plus, car elle ne ralentit pas autant l'eau. L'astuce pour rester hydraté, bien sûr, est que l'eau peut rapidement déborder, mais si vous la laissez dans votre sac, vous perdrez une partie de votre énergie aérobie.</text:p>
          </table:table-cell>
          <table:table-cell table:number-columns-repeated="2"/>
        </table:table-row>
        <table:table-row table:style-name="ro3">
          <table:table-cell office:value-type="float" office:value="27" calcext:value-type="float">
            <text:p>27</text:p>
          </table:table-cell>
          <table:table-cell office:value-type="string" calcext:value-type="string">
            <text:p>Global CO2 emissions</text:p>
          </table:table-cell>
          <table:table-cell office:value-type="string" calcext:value-type="string">
            <text:p>Émissions mondiales de CO2 dues à la production d'énergie solaire, éolienne et géothermique Pour soutenir ces efforts, j'ai rejoint le Sommet international des industries de l'énergie solaire à Paris en juillet 2015. C'est ma mission de faire fond sur le travail réalisé par l'accord de Paris, qui améliorera la résilience et la performance environnementale de l'énergie solaire mondiale dans les années à venir. L'accord de Paris a également contribué à réduire les émissions des centrales solaires. L'accord de Paris a également rendu l'énergie solaire plus abordable, aidant à faible revenu et</text:p>
          </table:table-cell>
          <table:table-cell table:number-columns-repeated="2"/>
        </table:table-row>
        <table:table-row table:style-name="ro5">
          <table:table-cell office:value-type="float" office:value="28" calcext:value-type="float">
            <text:p>28</text:p>
          </table:table-cell>
          <table:table-cell office:value-type="string" calcext:value-type="string">
            <text:p>Air traffic is</text:p>
          </table:table-cell>
          <table:table-cell office:value-type="string" calcext:value-type="string">
            <text:p>Le trafic aérien est toujours en déclin et il est temps de passer à la meilleure partie d'une heure. Je suis très préoccupé par la possibilité que le péage routier soit plus élevé que la normale à l'avenir.</text:p>
          </table:table-cell>
          <table:table-cell table:number-columns-repeated="2"/>
        </table:table-row>
        <table:table-row table:style-name="ro6">
          <table:table-cell office:value-type="float" office:value="29" calcext:value-type="float">
            <text:p>29</text:p>
          </table:table-cell>
          <table:table-cell office:value-type="string" calcext:value-type="string">
            <text:p>Abundant use of pesticides</text:p>
          </table:table-cell>
          <table:table-cell office:value-type="string" calcext:value-type="string">
            <text:p>L'utilisation abondante de pesticides et d'herbicides peut être exigée par la Food and Drug Administration. Par exemple, on trouve des pesticides sur les fruits et les légumes, mais la quantité de résidus de pesticides est inférieure à celle que l'on trouve dans les aliments. Pesticides On trouve des résidus de pesticides dans des aliments comme la volaille, les oeufs et les produits laitiers. En raison des risques que présentent les pesticides pour la salubrité des aliments, la Food and Drug Administration exige des fabricants qu'ils veillent à ce que les produits contenant ces produits chimiques soient conformes aux normes établies pour la salubrité des aliments.</text:p>
          </table:table-cell>
          <table:table-cell table:number-columns-repeated="2"/>
        </table:table-row>
        <table:table-row table:style-name="ro4">
          <table:table-cell office:value-type="float" office:value="30" calcext:value-type="float">
            <text:p>30</text:p>
          </table:table-cell>
          <table:table-cell office:value-type="string" calcext:value-type="string">
            <text:p>A nuclear power plant does not emit</text:p>
          </table:table-cell>
          <table:table-cell office:value-type="string" calcext:value-type="string">
            <text:p>Une centrale nucléaire n'émet pas de gaz à effet de serre, comme on pourrait s'y attendre d'une centrale qui produit de l'électricité. Une centrale nucléaire n'a pas d'émissions ni de pollution par le dioxyde de carbone. C'est juste une question de timing et d'une petite entreprise, et c'est là qu'elle entre en jeu. En d'autres termes, en raison de la taille et de l'emplacement de la centrale, une centrale qui produit de l'électricité est une centrale nucléaire. On peut dire la même chose à propos d'une centrale nucléaire en ce qui concerne le changement climatique,</text:p>
          </table:table-cell>
          <table:table-cell table:number-columns-repeated="2"/>
        </table:table-row>
        <table:table-row table:style-name="ro3">
          <table:table-cell office:value-type="float" office:value="31" calcext:value-type="float">
            <text:p>31</text:p>
          </table:table-cell>
          <table:table-cell office:value-type="string" calcext:value-type="string">
            <text:p>The climate is a</text:p>
          </table:table-cell>
          <table:table-cell office:value-type="string" calcext:value-type="string">
            <text:p>Le climat est un système complexe de dynamique, dont la dynamique est beaucoup plus complexe que ce qui est décrit ici, mais nous espérons que la meilleure façon de comprendre le changement climatique viendra de la compréhension des causes et des conséquences de cette dynamique. L'un des grands problèmes que nous rencontrons pour comprendre les changements climatiques est que nous essayons de comprendre les êtres humains. Nous ne connaissons pas vraiment la dynamique du monde autour de nous, mais nous pouvons faire des prédictions sur le monde physique. Voici un résumé de la façon dont vous</text:p>
          </table:table-cell>
          <table:table-cell table:number-columns-repeated="2"/>
        </table:table-row>
        <table:table-row table:style-name="ro6">
          <table:table-cell office:value-type="float" office:value="32" calcext:value-type="float">
            <text:p>32</text:p>
          </table:table-cell>
          <table:table-cell office:value-type="string" calcext:value-type="string">
            <text:p>Deforestation observations</text:p>
          </table:table-cell>
          <table:table-cell office:value-type="string" calcext:value-type="string">
            <text:p>Les observations sur le déboisement suggèrent qu'à mesure que les forêts deviennent plus exposées à la lumière du soleil, la végétation et d'autres fonctions de l'écosystème deviennent plus dépendantes de leur environnement. À mesure que la teneur en carbone des forêts augmente et que leurs concentrations en dioxyde de carbone augmentent, leur teneur en carbone augmente également. Les changements qui en résultent dans le bilan carbone entraînent des changements dans la matière organique du sol (CO 2) et dans la teneur en azote, ainsi que dans la fraction du carbone et du phosphore dissous présents dans le sol. Ce changement du bilan carbone peut avoir un impact significatif sur la sécurité alimentaire,</text:p>
          </table:table-cell>
          <table:table-cell table:number-columns-repeated="2"/>
        </table:table-row>
        <table:table-row table:style-name="ro3">
          <table:table-cell office:value-type="float" office:value="33" calcext:value-type="float">
            <text:p>33</text:p>
          </table:table-cell>
          <table:table-cell office:value-type="string" calcext:value-type="string">
            <text:p>the greenhouse effect</text:p>
          </table:table-cell>
          <table:table-cell office:value-type="string" calcext:value-type="string">
            <text:p>l'effet de serre du changement climatique), est le résultat d'un changement dans la disponibilité de l'eau: l'effet de serre est dans la direction du budget d'équilibre de l'eau pour les terres (due au changement climatique), le budget d'équilibre de l'eau pour la végétation (due au changement climatique) et le budget d'équilibre de l'eau pour les arbres et les arbustes (due au changement climatique). Le budget des terres et de l'eau changera en raison de l'augmentation du niveau moyen mondial des eaux de surface de la terre. Dans ce scénario, il y aura une augmentation nette</text:p>
          </table:table-cell>
          <table:table-cell table:number-columns-repeated="2"/>
        </table:table-row>
        <table:table-row table:style-name="ro3">
          <table:table-cell office:value-type="float" office:value="34" calcext:value-type="float">
            <text:p>34</text:p>
          </table:table-cell>
          <table:table-cell office:value-type="string" calcext:value-type="string">
            <text:p>the rise of temperatures</text:p>
          </table:table-cell>
          <table:table-cell office:value-type="string" calcext:value-type="string">
            <text:p>l'élévation de la température à plus de 100 °C, faisant de leur utilisation les sources d'énergie les plus dangereuses au monde. Mais, à mesure que la température mondiale s'élèvera, la quantité de chaleur piégée dans le sol augmentera et augmentera à mesure que de plus en plus de gens dans le monde consommeront leur énergie excédentaire. Selon une nouvelle étude publiée dans la revue Climate Dynamics, au moins 25 millions de personnes devront se réinstaller dans les villes d'ici 2030 pour répondre aux besoins énergétiques de ceux qui vivent sur la terre, au détriment des millions de personnes qui vivent dans la région.</text:p>
          </table:table-cell>
          <table:table-cell table:number-columns-repeated="2"/>
        </table:table-row>
        <table:table-row table:style-name="ro4">
          <table:table-cell office:value-type="float" office:value="35" calcext:value-type="float">
            <text:p>35</text:p>
          </table:table-cell>
          <table:table-cell office:value-type="string" calcext:value-type="string">
            <text:p>The Arctic seems</text:p>
          </table:table-cell>
          <table:table-cell office:value-type="string" calcext:value-type="string">
            <text:p>L'Arctique semble être un endroit relativement bénin avec une grande densité de population et une faune abondante, il est donc naturel que les gens aient besoin de le savoir. Mais certains signes indiquent que le gouvernement intensifie lentement ses efforts. L'un d'eux est un groupe de scientifiques, qui disent que la région perd lentement son lien avec le reste du monde. Publicité Dans un rapport du 14 avril, le Centre international pour l'étude de l'environnement arctique (ICERA) dit</text:p>
          </table:table-cell>
          <table:table-cell table:number-columns-repeated="2"/>
        </table:table-row>
        <table:table-row table:style-name="ro4">
          <table:table-cell office:value-type="float" office:value="36" calcext:value-type="float">
            <text:p>36</text:p>
          </table:table-cell>
          <table:table-cell office:value-type="string" calcext:value-type="string">
            <text:p>thawing of rivers</text:p>
          </table:table-cell>
          <table:table-cell office:value-type="string" calcext:value-type="string">
            <text:p>Le dégel des rivières, ou la mort de quelqu'un qui vit pour en être témoin, ou la destruction des églises et la destruction des maisons, je dois admettre que je suis à une perte pour expliquer ce qui était le point. Sur ma gauche, l'Eglise était l'un de ces bâtiments dont l'existence, la dignité et la gloire étaient principalement dues à l'esprit grand, héroïque et généreux qu'elle tenait parmi tous les êtres humains, depuis ses humbles débuts jusqu'à son état actuel, qui commença à avoir son effet après</text:p>
          </table:table-cell>
          <table:table-cell table:number-columns-repeated="2"/>
        </table:table-row>
        <table:table-row table:style-name="ro2">
          <table:table-cell office:value-type="float" office:value="37" calcext:value-type="float">
            <text:p>37</text:p>
          </table:table-cell>
          <table:table-cell office:value-type="string" calcext:value-type="string">
            <text:p>Global warming</text:p>
          </table:table-cell>
          <table:table-cell office:value-type="string" calcext:value-type="string">
            <text:p>Le réchauffement climatique : la science derrière tout Cette semaine, nous allons jeter un oeil à quelques-uns des articles scientifiques les plus populaires publiés par la NASA cette année. Commençons par quelques-uns de nos papiers préférés. Si vous souhaitez consulter les articles scientifiques les plus populaires de la NASA, vous pouvez également visiter leur page Science. La page Science de la NASA de l'équipe des sciences planétaires</text:p>
          </table:table-cell>
          <table:table-cell table:number-columns-repeated="2"/>
        </table:table-row>
        <table:table-row table:style-name="ro4">
          <table:table-cell office:value-type="float" office:value="38" calcext:value-type="float">
            <text:p>38</text:p>
          </table:table-cell>
          <table:table-cell office:value-type="string" calcext:value-type="string">
            <text:p>CO2 is</text:p>
          </table:table-cell>
          <table:table-cell office:value-type="string" calcext:value-type="string">
            <text:p>Le CO2 est maintenant le plus grand gazoduc de gaz naturel jamais construit, et s'il exploite ses voies, il pourrait réduire l'énergie à environ 1 milliard de maisons d'ici 2035. Le projet est devenu vieux de plus d'une décennie, avec ses premiers tests en 2014 mais avec beaucoup plus de possibilités à terminer l'année prochaine. Le système actuel de permis, de permis et d'approbations réglementaires est lourd et peut entraîner des retards et des retards pouvant aller jusqu'à 10 ans, même si le gouvernement prévoit être transparent dans ses plans.</text:p>
          </table:table-cell>
          <table:table-cell table:number-columns-repeated="2"/>
        </table:table-row>
        <table:table-row table:style-name="ro3">
          <table:table-cell office:value-type="float" office:value="39" calcext:value-type="float">
            <text:p>39</text:p>
          </table:table-cell>
          <table:table-cell office:value-type="string" calcext:value-type="string">
            <text:p>Spectacular warming</text:p>
          </table:table-cell>
          <table:table-cell office:value-type="string" calcext:value-type="string">
            <text:p>Le réchauffement spectaculaire : Un nouvel article montre comment les scientifiques du climat disent que le réchauffement climatique pourrait être inversé par un doublement de la production de combustibles fossiles. Cela signifie peut-être que nous sommes au point de basculement du réchauffement climatique et que le réchauffement se poursuivra. C'est pourquoi le document suggère que nous devons prendre des mesures pour réduire la quantité de combustible fossile qui se trouve dans l'atmosphère, et ce serait une étape importante. Il est également intéressant de noter que la nouvelle étude a trouvé une augmentation de la température de l'océan de 0.</text:p>
          </table:table-cell>
          <table:table-cell table:number-columns-repeated="2"/>
        </table:table-row>
        <table:table-row table:style-name="ro2">
          <table:table-cell office:value-type="float" office:value="40" calcext:value-type="float">
            <text:p>40</text:p>
          </table:table-cell>
          <table:table-cell office:value-type="string" calcext:value-type="string">
            <text:p>the Earth's climate system</text:p>
          </table:table-cell>
          <table:table-cell office:value-type="string" calcext:value-type="string">
            <text:p>le système climatique de la Terre, et d'autres choses comme le'style de vie' ou la'mer douce' qui a été découvert par les Chinois. La première fois que j'ai vu l'eau ressemblait à un rocher, ce que je pensais être un look plutôt soigné. Après la dissolution de l'eau de l'océan, j'ai dû attendre qu'elle se lève à nouveau et chercher une grande piscine blanche d'eau liquide. Puis après un certain temps, j'ai vu comment l'eau était encore à la surface, et il a juste regardé</text:p>
          </table:table-cell>
          <table:table-cell table:number-columns-repeated="2"/>
        </table:table-row>
        <table:table-row table:style-name="ro3">
          <table:table-cell office:value-type="float" office:value="41" calcext:value-type="float">
            <text:p>41</text:p>
          </table:table-cell>
          <table:table-cell office:value-type="string" calcext:value-type="string">
            <text:p>IPCC's mission</text:p>
          </table:table-cell>
          <table:table-cell office:value-type="string" calcext:value-type="string">
            <text:p>La mission du GIEC d'aider d'autres chercheurs, en particulier ceux qui s'intéressent à l'informatique quantique et à l'information quantique, à utiliser l'informatique quantique pour relever les défis dans des domaines tels que la vision informatique et l'informatique quantique. L'Université de Californie, San Francisco, l'un des principaux promoteurs de l'initiative MIT Quantum Computing, devrait annoncer le 3 février un contrat de recherche avec le Centre Quantum Computing de l'Université, qui devrait ouvrir ses portes en juin. Le centre aura 12 laboratoires, couvrant trois niveaux de son campus de recherche actuel.</text:p>
          </table:table-cell>
          <table:table-cell table:number-columns-repeated="2"/>
        </table:table-row>
        <table:table-row table:style-name="ro4">
          <table:table-cell office:value-type="float" office:value="42" calcext:value-type="float">
            <text:p>42</text:p>
          </table:table-cell>
          <table:table-cell office:value-type="string" calcext:value-type="string">
            <text:p>The IPCC foresees</text:p>
          </table:table-cell>
          <table:table-cell office:value-type="string" calcext:value-type="string">
            <text:p>Le GIEC prévoit des températures allant jusqu'à -3 °C d'ici 2050, un seuil de -14 °C pour les conditions préindustrielles. Cela a déjà changé à plusieurs reprises, car les humains ont essayé de réduire la teneur en dioxyde de carbone des combustibles fossiles. Et pour chaque doublement du niveau moyen de la mer au cours des 40 dernières années, le niveau moyen mondial de la mer passera à près de 4 mètres (30 pieds), soit l'équivalent d'environ 40 km2. Le GIEC affirme qu'une hausse moyenne de</text:p>
          </table:table-cell>
          <table:table-cell table:number-columns-repeated="2"/>
        </table:table-row>
        <table:table-row table:style-name="ro3">
          <table:table-cell office:value-type="float" office:value="43" calcext:value-type="float">
            <text:p>43</text:p>
          </table:table-cell>
          <table:table-cell office:value-type="string" calcext:value-type="string">
            <text:p>The Antarctic continent</text:p>
          </table:table-cell>
          <table:table-cell office:value-type="string" calcext:value-type="string">
            <text:p>En 1995, le continent de l'Antarctique est le plus grand et la couverture de glace de mer de l'Antarctique continue de s'étendre en un temps record. Dès le milieu des années 1980, les chercheurs ont noté qu'il y avait une certaine quantité d'eau dans l'océan profond de l'Antarctique, mais la plupart des terres se trouvaient dans la partie supérieure de la calotte glaciaire, soit 0,5 million de kilomètres carrés, au-dessous du fond des océans. Au moment où la glace s'est retirée à la surface, les glaciers de l'Antarctique avaient couvert presque toute la surface de l'île.</text:p>
          </table:table-cell>
          <table:table-cell table:number-columns-repeated="2"/>
        </table:table-row>
        <table:table-row table:style-name="ro3">
          <table:table-cell office:value-type="float" office:value="44" calcext:value-type="float">
            <text:p>44</text:p>
          </table:table-cell>
          <table:table-cell office:value-type="string" calcext:value-type="string">
            <text:p>The Earth's energy balance</text:p>
          </table:table-cell>
          <table:table-cell office:value-type="string" calcext:value-type="string">
            <text:p>L'équilibre énergétique de la Terre, le flux d'énergie et la température sont déterminés par le temps qu'il faut à un atome pour que ses électrons soient excités. Ce sont des équations de mécanique quantique. Les équations décrivent comment nous traitons la matière (et plus précisément, comment les atomes et les électrons dans la matière changent leur forme lorsqu'ils se combinent), à quoi ressemble certaines molécules, et comment notre corps et nos systèmes physiques fonctionnent. Un scientifique qui étudie l'atmosphère de la Terre et d'autres phénomènes naturels essaie de comprendre</text:p>
          </table:table-cell>
          <table:table-cell table:number-columns-repeated="2"/>
        </table:table-row>
        <table:table-row table:style-name="ro5">
          <table:table-cell office:value-type="float" office:value="45" calcext:value-type="float">
            <text:p>45</text:p>
          </table:table-cell>
          <table:table-cell office:value-type="string" calcext:value-type="string">
            <text:p>The aspect of the Climategate</text:p>
          </table:table-cell>
          <table:table-cell office:value-type="string" calcext:value-type="string">
            <text:p>L'aspect de la saga Climategate qui m'a le plus ébranlé est que je suis vraiment heureux d'avoir ce morceau publié, qui est quelque chose que j'aime. Je suis dans un super endroit et je veux avoir ce morceau pour que tout le monde puisse l'apprécier.</text:p>
          </table:table-cell>
          <table:table-cell table:number-columns-repeated="2"/>
        </table:table-row>
        <table:table-row table:style-name="ro4">
          <table:table-cell office:value-type="float" office:value="46" calcext:value-type="float">
            <text:p>46</text:p>
          </table:table-cell>
          <table:table-cell office:value-type="string" calcext:value-type="string">
            <text:p>The politicization of the IPCC</text:p>
          </table:table-cell>
          <table:table-cell office:value-type="string" calcext:value-type="string">
            <text:p>La politisation du rapport du GIEC, qui prétend que les effets du changement climatique sur la santé humaine seraient limités, a fait l'objet d'un débat scientifique considérable. Les résultats du rapport du GIEC ont également été fortement critiqués par le public. Ce débat a été répété dans d'autres endroits du monde, y compris à l'Université du Minnesota, et n'est pas quelque chose que nous allons aller à l'ONU pour l'instant. Le récent rapport du GIEC a été commandé en partie par des scientifiques d'un certain nombre de</text:p>
          </table:table-cell>
          <table:table-cell table:number-columns-repeated="2"/>
        </table:table-row>
        <table:table-row table:style-name="ro4">
          <table:table-cell office:value-type="float" office:value="47" calcext:value-type="float">
            <text:p>47</text:p>
          </table:table-cell>
          <table:table-cell office:value-type="string" calcext:value-type="string">
            <text:p>Kilimanjaro glaciers</text:p>
          </table:table-cell>
          <table:table-cell office:value-type="string" calcext:value-type="string">
            <text:p>Les glaciers du Kilimandjaro, le dernier glacier majeur du pays, ont augmenté d'épaisseur à un rythme rapide et continueront de le faire pendant un certain temps, et autant que nous voulons croire qu'ils se rétablissent lentement, il n'y a peut-être pas de fin en vue de la croissance à long terme d'un glacier aussi énorme qui était le dernier des glaciers dans le monde. Un certain nombre de rapports sur la glace au Groenland ont été publiés ces dernières années, ce qui est révélateur d'une certaine manière.</text:p>
          </table:table-cell>
          <table:table-cell table:number-columns-repeated="2"/>
        </table:table-row>
        <table:table-row table:style-name="ro3">
          <table:table-cell office:value-type="float" office:value="48" calcext:value-type="float">
            <text:p>48</text:p>
          </table:table-cell>
          <table:table-cell office:value-type="string" calcext:value-type="string">
            <text:p>Catastrophism can</text:p>
          </table:table-cell>
          <table:table-cell office:value-type="string" calcext:value-type="string">
            <text:p>Le catastrophisme peut être difficile à contrôler. Un problème majeur qui n'est généralement pas présent dans l'intestin grêle est l'absorption de l'insuline ou des hormones du glucagon. Dans la plupart des cas, cela peut être traité avec une nourriture riche en glucagon. Cela augmente le risque de développer une poussée diabétique, une anorexie ou un type de diabète qui peut persister pendant de plus longues périodes. Les personnes avec de grandes bactéries intestinales et une infection chronique telle qu'une infection intestinale, n'ont généralement aucun effet sur leur</text:p>
          </table:table-cell>
          <table:table-cell table:number-columns-repeated="2"/>
        </table:table-row>
        <table:table-row table:style-name="ro4">
          <table:table-cell office:value-type="float" office:value="49" calcext:value-type="float">
            <text:p>49</text:p>
          </table:table-cell>
          <table:table-cell office:value-type="string" calcext:value-type="string">
            <text:p>the conspiracy theory will</text:p>
          </table:table-cell>
          <table:table-cell office:value-type="string" calcext:value-type="string">
            <text:p>la théorie de la conspiration ne fera qu'alimenter son pouvoir pour les mois et les années à venir. Cependant, lorsque tous les faits sont disponibles, vous pouvez en obtenir un. Vous êtes probablement le premier à raconter une histoire que vous n'êtes pas sûr est vrai. Ce n'est pas une représentation exacte des événements, mais vous serez heureux de savoir que c'est vrai, d'une manière qui rend l'histoire crédible. Le plus grand inconvénient des théories de conspiration de la théorie de conspiration est le pouvoir de créer le</text:p>
          </table:table-cell>
          <table:table-cell table:number-columns-repeated="2"/>
        </table:table-row>
        <table:table-row table:style-name="ro3">
          <table:table-cell office:value-type="float" office:value="50" calcext:value-type="float">
            <text:p>50</text:p>
          </table:table-cell>
          <table:table-cell office:value-type="string" calcext:value-type="string">
            <text:p>The Climategate is</text:p>
          </table:table-cell>
          <table:table-cell office:value-type="string" calcext:value-type="string">
            <text:p>Le Climategate est la deuxième d'une série d'études majeures sur le climat dans laquelle les scientifiques, les chercheurs, les journalistes et les militants se sont réunis et ont créé une théorie de conspiration massive pour discréditer les scientifiques et les journalistes qui tentent de défendre et contre le réchauffement climatique alarmiste de l'administration Obama. Climategate est un effort juridique et de relations publiques conçu pour induire le public en erreur sur la vérité sur la science du climat. Les médias, et l'administration Obama, tentent actuellement d'arrêter une conférence de presse critique qui est</text:p>
          </table:table-cell>
          <table:table-cell table:number-columns-repeated="2"/>
        </table:table-row>
        <table:table-row table:style-name="ro6">
          <table:table-cell office:value-type="float" office:value="51" calcext:value-type="float">
            <text:p>51</text:p>
          </table:table-cell>
          <table:table-cell office:value-type="string" calcext:value-type="string">
            <text:p>major climate activities</text:p>
          </table:table-cell>
          <table:table-cell office:value-type="string" calcext:value-type="string">
            <text:p>Les principales activités climatiques dans l'Ouest du Pacifique augmenteront avec l'augmentation des émissions de dioxyde de carbone. Ce réchauffement devrait dépasser les changements climatiques naturels d'ici 2040, ce qui rend moins probables les changements de température et de niveau de la mer dans des régions comme l'ouest de l'océan Pacifique et les océans de l'Atlantique Nord qu'ils ne le seraient dans le cadre des politiques climatiques existantes. Entre-temps, certains scénarios de réchauffement de la planète sont susceptibles de se développer dans l'Ouest. Par exemple, la température mondiale de l'océan passerait d'environ 0,7 C/décennie (moyenne mondiale) à un maximum</text:p>
          </table:table-cell>
          <table:table-cell table:number-columns-repeated="2"/>
        </table:table-row>
        <table:table-row table:style-name="ro3">
          <table:table-cell office:value-type="float" office:value="52" calcext:value-type="float">
            <text:p>52</text:p>
          </table:table-cell>
          <table:table-cell office:value-type="string" calcext:value-type="string">
            <text:p>our atmosphere</text:p>
          </table:table-cell>
          <table:table-cell office:value-type="string" calcext:value-type="string">
            <text:p>notre atmosphère, et pour vous aider à apprendre et à améliorer vos compétences linguistiques. Nos cours sont conçus pour les apprenants d'anglais, mais vous pourriez les trouver très utiles pour d'autres langues d'apprentissage. Apprenez avec nous! Nos cours ont deux objectifs principaux : vous aider à apprendre en écoutant et en utilisant vos compétences linguistiques naturelles, et vous aider à développer vos compétences linguistiques en tant qu'apprenant en langue anglaise pour vous aider à apprendre en écoutant et en utilisant vos compétences linguistiques naturelles.</text:p>
          </table:table-cell>
          <table:table-cell table:number-columns-repeated="2"/>
        </table:table-row>
        <table:table-row table:style-name="ro3">
          <table:table-cell office:value-type="float" office:value="53" calcext:value-type="float">
            <text:p>53</text:p>
          </table:table-cell>
          <table:table-cell office:value-type="string" calcext:value-type="string">
            <text:p>it is proven that the current climate changes</text:p>
          </table:table-cell>
          <table:table-cell office:value-type="string" calcext:value-type="string">
            <text:p>il est prouvé que les changements climatiques actuels n'affectent pas la température globale, les données suggèrent que la planète devient plus chaude. Mais cela n'a pas empêché les alarmistes d'affirmer que la quantité record de chaleur a causé le réchauffement de la planète. Selon des rapports récents, la Terre se réchauffe, et la température de l'air et de l'eau sur la planète a augmenté. Au moment de la rédaction du présent rapport, on a enregistré une hausse record des températures mondiales et la masse des terres de plus en plus importante dans le monde est en train de fondre en raison de l'augmentation de l'activité humaine.</text:p>
          </table:table-cell>
          <table:table-cell table:number-columns-repeated="2"/>
        </table:table-row>
        <table:table-row table:style-name="ro3">
          <table:table-cell office:value-type="float" office:value="54" calcext:value-type="float">
            <text:p>54</text:p>
          </table:table-cell>
          <table:table-cell office:value-type="string" calcext:value-type="string">
            <text:p>major climate activities</text:p>
          </table:table-cell>
          <table:table-cell office:value-type="string" calcext:value-type="string">
            <text:p>les principales activités climatiques de la planète, de la consommation de combustibles fossiles à l'effet de serre aux émissions de méthane. Le dernier rapport du GIEC - publié mercredi - a également montré une augmentation de la quantité de réchauffement de la couverture terrestre depuis mi-2014. C'est parce qu'en plus de l'élévation du niveau de la mer, plus de terres ont été ajoutées à la surface de la planète. Cela réduira la quantité de terres couvertes par les océans. Le rapport était accompagné d'une nouvelle étude de Jonathan Green, spécialiste du climat à Stanford, et de Stanford's Woods.</text:p>
          </table:table-cell>
          <table:table-cell table:number-columns-repeated="2"/>
        </table:table-row>
        <table:table-row table:style-name="ro3">
          <table:table-cell office:value-type="float" office:value="55" calcext:value-type="float">
            <text:p>55</text:p>
          </table:table-cell>
          <table:table-cell office:value-type="string" calcext:value-type="string">
            <text:p>Humans had an influence</text:p>
          </table:table-cell>
          <table:table-cell office:value-type="string" calcext:value-type="string">
            <text:p>Les humains avaient une influence sur notre capacité de passer d'un endroit à un autre. En d'autres termes, nous avions besoin de notre cerveau et de nos émotions pour contrôler notre environnement. Cela signifie que les circuits neuraux du cerveau étaient reliés à différentes parties du cerveau qui étaient nécessaires pour comprendre notre état émotionnel. En fin de compte, cependant, nous avions toujours le circuit neuronal de notre cerveau fonctionnant à un niveau très élevé. Après tout, notre cerveau était un organisme vivant, pas un robot ou une machine. Comment ça s'est passé?</text:p>
          </table:table-cell>
          <table:table-cell table:number-columns-repeated="2"/>
        </table:table-row>
        <table:table-row table:style-name="ro3">
          <table:table-cell office:value-type="float" office:value="56" calcext:value-type="float">
            <text:p>56</text:p>
          </table:table-cell>
          <table:table-cell office:value-type="string" calcext:value-type="string">
            <text:p>The potential of renewable energy</text:p>
          </table:table-cell>
          <table:table-cell office:value-type="string" calcext:value-type="string">
            <text:p>Le potentiel des énergies renouvelables au Royaume-Uni pour attirer de plus en plus de foyers sur le marché n'a pas encore été déterminé. C'est particulièrement le cas de l'analyse de l'efficacité énergétique et de la demande du projet d'objectif pour les énergies renouvelables, qui a montré que si l'énergie solaire est mise sur le marché d'ici 2020, le Royaume-Uni disposera d'un excédent énergétique d'environ 15 GW. Cela équivaut à environ 70 % de l'électricité produite à partir du Royaume-Uni. Elle est également plus efficace que toute autre forme d'énergie, y compris le charbon. Une</text:p>
          </table:table-cell>
          <table:table-cell table:number-columns-repeated="2"/>
        </table:table-row>
        <table:table-row table:style-name="ro3">
          <table:table-cell office:value-type="float" office:value="57" calcext:value-type="float">
            <text:p>57</text:p>
          </table:table-cell>
          <table:table-cell office:value-type="string" calcext:value-type="string">
            <text:p>A major cause of climate change</text:p>
          </table:table-cell>
          <table:table-cell office:value-type="string" calcext:value-type="string">
            <text:p>Une des principales causes du changement climatique est l'utilisation de combustibles fossiles pour produire de l'électricité, ce qui contribue au changement climatique. Ces technologies ont le potentiel de réduire les émissions jusqu'à 80 % d'ici 2030. Mais elles sont aussi plus chères que le solaire, le vent et l'hydroélectricité. Le premier grand projet de recherche sur les effets potentiels de l'énergie solaire et éolienne a été réalisé au Royaume-Uni. Dans celui-ci, l'équipe dirigée par le professeur Simon Chilton de l'Université de Sussex, a travaillé avec des chercheurs de plusieurs</text:p>
          </table:table-cell>
          <table:table-cell table:number-columns-repeated="2"/>
        </table:table-row>
        <table:table-row table:style-name="ro3">
          <table:table-cell office:value-type="float" office:value="58" calcext:value-type="float">
            <text:p>58</text:p>
          </table:table-cell>
          <table:table-cell office:value-type="string" calcext:value-type="string">
            <text:p>The global volume of emissions</text:p>
          </table:table-cell>
          <table:table-cell office:value-type="string" calcext:value-type="string">
            <text:p>Le volume mondial des émissions dues à l'utilisation de combustibles fossiles devrait atteindre 20 milliards de tonnes d'ici 2050. Au cours des 100 dernières années, l'utilisation totale des combustibles fossiles dans le monde a augmenté de 2,7 %. En 2010, les émissions mondiales de gaz naturel, d'hydroélectricité et d'énergie éolienne représentaient 11,2 %. D'ici 2050, la consommation mondiale de combustibles fossiles atteindra 13,8 milliards de tonnes. Cela représentera près de cinq fois les émissions mondiales de gaz naturel, soit une augmentation de 5 %</text:p>
          </table:table-cell>
          <table:table-cell table:number-columns-repeated="2"/>
        </table:table-row>
        <table:table-row table:style-name="ro3">
          <table:table-cell office:value-type="float" office:value="59" calcext:value-type="float">
            <text:p>59</text:p>
          </table:table-cell>
          <table:table-cell office:value-type="string" calcext:value-type="string">
            <text:p>Temperature stability</text:p>
          </table:table-cell>
          <table:table-cell office:value-type="string" calcext:value-type="string">
            <text:p>La stabilité de la température lors d'une journée chaude peut être un bon indicateur de la distance que vous allez obtenir d'un radiateur. Et nous pouvons tester la stabilité du refroidissement de notre radiateur à l'aide d'un ensemble de cinq indicateurs de stabilité de température pour déterminer s'ils conservent la même valeur thermique lorsqu'ils fonctionnent à basse température. Le premier que nous effectuons est les températures maximales que nous voulons que le radiateur atteigne à la fin d'un ensemble de tests. La température du radiateur dépendra de la quantité de refroidissement que vous voulez, et la</text:p>
          </table:table-cell>
          <table:table-cell table:number-columns-repeated="2"/>
        </table:table-row>
        <table:table-row table:style-name="ro3">
          <table:table-cell office:value-type="float" office:value="60" calcext:value-type="float">
            <text:p>60</text:p>
          </table:table-cell>
          <table:table-cell office:value-type="string" calcext:value-type="string">
            <text:p>Species extinction rate</text:p>
          </table:table-cell>
          <table:table-cell office:value-type="string" calcext:value-type="string">
            <text:p>Taux d'extinction des espèces : Nous pouvons déterminer le taux d'extinction de toutes les plantes disparues en fonction de l'âge auquel l'événement d'extinction s'est produit (figure 1). Tableau 1. Taux moyen d'extinction (années) des plantes disparues Âge à l'événement d'extinction (années) de l'événement d'extinction (années) à partir de la date de l'extinction Date de l'événement d'extinction (années) Âge à l'événement d'extinction (années) à partir de la date de l'événement d'extinction (années) Date de l'événement d'extinction (années) Période de l'événement d'extinction (années)</text:p>
          </table:table-cell>
          <table:table-cell table:number-columns-repeated="2"/>
        </table:table-row>
        <table:table-row table:style-name="ro1">
          <table:table-cell office:value-type="float" office:value="61" calcext:value-type="float">
            <text:p>61</text:p>
          </table:table-cell>
          <table:table-cell office:value-type="string" calcext:value-type="string">
            <text:p>Human and animal crops</text:p>
          </table:table-cell>
          <table:table-cell office:value-type="string" calcext:value-type="string">
            <text:p>Les cultures humaines et animales et leur lien avec le changement climatique.</text:p>
          </table:table-cell>
          <table:table-cell table:number-columns-repeated="2"/>
        </table:table-row>
        <table:table-row table:style-name="ro4">
          <table:table-cell office:value-type="float" office:value="62" calcext:value-type="float">
            <text:p>62</text:p>
          </table:table-cell>
          <table:table-cell office:value-type="string" calcext:value-type="string">
            <text:p>Some animal parks and zoos allow</text:p>
          </table:table-cell>
          <table:table-cell office:value-type="string" calcext:value-type="string">
            <text:p>Certains parcs d'animaux et zoos vous permettent de les entrer, mais vous êtes obligé de payer des frais plus élevés que si vous le souhaitez. Mais vous devez aussi payer des frais supplémentaires, habituellement 500 $ pour les animaux (et, parfois, les vôtres). Les frais sont beaucoup plus élevés que vous payeriez pour un petit parc à chiens dans la région que vous vivez. Un parc pour chiens est un petit, mais important, endroit. Si un chien n'est pas autorisé là-bas et les animaux de votre famille,</text:p>
          </table:table-cell>
          <table:table-cell table:number-columns-repeated="2"/>
        </table:table-row>
        <table:table-row table:style-name="ro4">
          <table:table-cell office:value-type="float" office:value="63" calcext:value-type="float">
            <text:p>63</text:p>
          </table:table-cell>
          <table:table-cell office:value-type="string" calcext:value-type="string">
            <text:p>The holding of animals</text:p>
          </table:table-cell>
          <table:table-cell office:value-type="string" calcext:value-type="string">
            <text:p>L'exploitation des animaux est encore en cours d'examen, mais le processus est en cours. Le zoo s'est préparé à la possibilité d'utiliser un gazon artificiel pour les animaux, avec une gamme de conceptions différentes. Le Natural History Museum du Royaume-Uni, à Londres, a l'intention de lancer une ferme robotique, qui pourrait commencer par produire une culture de sol organique. Mais il faudrait la construire à l'aide d'une ferme existante, qui a également été critiquée pour l'utilisation de champs artificiels.</text:p>
          </table:table-cell>
          <table:table-cell table:number-columns-repeated="2"/>
        </table:table-row>
        <table:table-row table:style-name="ro4">
          <table:table-cell office:value-type="float" office:value="64" calcext:value-type="float">
            <text:p>64</text:p>
          </table:table-cell>
          <table:table-cell office:value-type="string" calcext:value-type="string">
            <text:p>The effects of intensive fishing</text:p>
          </table:table-cell>
          <table:table-cell office:value-type="string" calcext:value-type="string">
            <text:p>On sait que les effets de la pêche intensive sont particulièrement graves pour les populations d'oiseaux rares et menacés. L'étude, publiée dans la revue Biology Letters, révèle que pour chaque 100 livres que les poissons sont capturés au cours d'une année donnée (contre environ 10 % l'année précédente), ils doivent payer pour eux-mêmes plus de deux ans. Dans le cas où les poissons ne vivent pas dans leur prime, ils sont alors tenus de chasser à une plus petite échelle. Ces méthodes de pêche</text:p>
          </table:table-cell>
          <table:table-cell table:number-columns-repeated="2"/>
        </table:table-row>
        <table:table-row table:style-name="ro2">
          <table:table-cell office:value-type="float" office:value="65" calcext:value-type="float">
            <text:p>65</text:p>
          </table:table-cell>
          <table:table-cell office:value-type="string" calcext:value-type="string">
            <text:p>the increase in CO2</text:p>
          </table:table-cell>
          <table:table-cell office:value-type="string" calcext:value-type="string">
            <text:p>l'augmentation des émissions de CO2 par la Chine entraînera une augmentation des émissions de CO2 de 3 à 5 pour cent. Il y a donc une très forte possibilité que nous augmentions les émissions de plus de 3 pour cent. C'est dans le contexte des émissions que nous voulons maintenant augmenter. [11:11:12 HAE] JUAN GONZÁLEZ: Nous allons nous pencher rapidement, quoique non partisan, sur l'accord climatique mondial et sur la façon dont</text:p>
          </table:table-cell>
          <table:table-cell table:number-columns-repeated="2"/>
        </table:table-row>
        <table:table-row table:style-name="ro4">
          <table:table-cell office:value-type="float" office:value="66" calcext:value-type="float">
            <text:p>66</text:p>
          </table:table-cell>
          <table:table-cell office:value-type="string" calcext:value-type="string">
            <text:p>the increase of carbon dioxide</text:p>
          </table:table-cell>
          <table:table-cell office:value-type="string" calcext:value-type="string">
            <text:p>l'augmentation du dioxyde de carbone dans l'atmosphère, en raison de l'augmentation des niveaux de CO2, qui peut affecter la capacité de maintenir l'élévation du niveau de la mer. Si la concentration de CO2 dans l'atmosphère continue d'augmenter à un rythme d'environ 30 cm2 par an, cela augmentera le niveau de la mer d'au moins 200 km2 par an pendant de nombreuses années à venir. Les océans du monde changent, mais le niveau de la mer augmente et la mer augmente lentement. C'est pourquoi de nombreux pays font de grands efforts pour</text:p>
          </table:table-cell>
          <table:table-cell table:number-columns-repeated="2"/>
        </table:table-row>
        <table:table-row table:style-name="ro3">
          <table:table-cell office:value-type="float" office:value="67" calcext:value-type="float">
            <text:p>67</text:p>
          </table:table-cell>
          <table:table-cell office:value-type="string" calcext:value-type="string">
            <text:p>The Carbon Footprint</text:p>
          </table:table-cell>
          <table:table-cell office:value-type="string" calcext:value-type="string">
            <text:p>L'empreinte carbone et d'autres renseignements Une partie importante de cette analyse est que l'empreinte carbone contient de l'information sur ce qui se trouve réellement dans le sol et que l'information est ensuite recueillie et utilisée pour produire les données. L'empreinte carbone contient des informations sur ce qui se trouvait sur le sol et sur la façon dont elle est utilisée. L'empreinte carbone n'est pas seulement à propos de qui était la plantation, mais la taille des cultures et des types de sol, le degré de perturbation auxquels les plantes sont exposées, les types de</text:p>
          </table:table-cell>
          <table:table-cell table:number-columns-repeated="2"/>
        </table:table-row>
        <table:table-row table:style-name="ro4">
          <table:table-cell office:value-type="float" office:value="68" calcext:value-type="float">
            <text:p>68</text:p>
          </table:table-cell>
          <table:table-cell office:value-type="string" calcext:value-type="string">
            <text:p>The climate package</text:p>
          </table:table-cell>
          <table:table-cell office:value-type="string" calcext:value-type="string">
            <text:p>La réduction annuelle de 7 milliards de dollars des émissions de gaz à effet de serre du paquet climatique à 5 % d'ici 2050 sera probablement l'une des plus importantes initiatives stratégiques dans les années à venir. Même si l'économie mondiale devrait diminuer de plus de 5 % au cours du siècle, elle représente déjà une part considérable de la croissance économique. D'autre part, dans les décennies à venir, on s'attend à ce qu'une part importante du PIB mondial provienne des combustibles fossiles. En tant que tel, les émissions de dioxyde de carbone qui étaient</text:p>
          </table:table-cell>
          <table:table-cell table:number-columns-repeated="2"/>
        </table:table-row>
        <table:table-row table:style-name="ro7">
          <table:table-cell office:value-type="float" office:value="69" calcext:value-type="float">
            <text:p>69</text:p>
          </table:table-cell>
          <table:table-cell office:value-type="string" calcext:value-type="string">
            <text:p>Cataclysmic Warming</text:p>
          </table:table-cell>
          <table:table-cell office:value-type="string" calcext:value-type="string">
            <text:p>Cataclysmic Warming up for new game Predictability with AI in the mid of a war Happening in our world Nous vous attendons Si vous voulez C'est l'endroit Pour vous Pour prendre le combat À la fin de la journée, nous sommes les vrais gens Nous sommes les vrais joueurs Nous sommes les vrais héros Nous sommes les vrais guerriers Les vrais champions</text:p>
          </table:table-cell>
          <table:table-cell table:number-columns-repeated="2"/>
        </table:table-row>
        <table:table-row table:style-name="ro3">
          <table:table-cell office:value-type="float" office:value="70" calcext:value-type="float">
            <text:p>70</text:p>
          </table:table-cell>
          <table:table-cell office:value-type="string" calcext:value-type="string">
            <text:p>Meteorologists and climatologists</text:p>
          </table:table-cell>
          <table:table-cell office:value-type="string" calcext:value-type="string">
            <text:p>Les météorologues et climatologues croient que c'est peut-être la seule occurrence possible dans l'histoire. Le fait que le changement climatique ait changé rapidement signifie que les changements ont probablement été de grande portée. Dans la plupart des régions arctiques, les températures dans les années 1970-1980 étaient supérieures à la moyenne et, à un moment donné, elles étaient proches du maximum record de l'Arctique. Ces événements se sont déjà produits auparavant. L'atmosphère de l'Arctique a été réchauffée au XVIIe siècle par l'ère glaciaire. C'est</text:p>
          </table:table-cell>
          <table:table-cell table:number-columns-repeated="2"/>
        </table:table-row>
        <table:table-row table:style-name="ro4">
          <table:table-cell office:value-type="float" office:value="71" calcext:value-type="float">
            <text:p>71</text:p>
          </table:table-cell>
          <table:table-cell office:value-type="string" calcext:value-type="string">
            <text:p>natural climate variability</text:p>
          </table:table-cell>
          <table:table-cell office:value-type="string" calcext:value-type="string">
            <text:p>La variabilité naturelle du climat et le rôle des changements climatiques dans la régulation des changements d'affectation des terres, qui auraient entraîné la perte de près d'un quart du plateau continental. Ces données suggèrent que le changement d'affectation des terres dans une région est beaucoup moins important que le changement au niveau de la population. Le présent document fait partie d'une série de travaux sur le changement d'affectation des terres au cours des 50 prochaines années.</text:p>
          </table:table-cell>
          <table:table-cell table:number-columns-repeated="2"/>
        </table:table-row>
        <table:table-row table:style-name="ro2">
          <table:table-cell office:value-type="float" office:value="72" calcext:value-type="float">
            <text:p>72</text:p>
          </table:table-cell>
          <table:table-cell office:value-type="string" calcext:value-type="string">
            <text:p>Solar radiation</text:p>
          </table:table-cell>
          <table:table-cell office:value-type="string" calcext:value-type="string">
            <text:p>Rayonnement solaire pour prendre le contrôle de la Terre. Et c'est la raison pour laquelle les planètes, en fait, sont couvertes de poussière. Si nous pouvons nous en sortir, et trouver un moyen de l'échapper, alors il y a un moyen, alors nous pouvons survivre. Mais parce que cela a déjà été fait, il y a quelque chose de plus que cela. Si nous essayons de vivre dans le nuage, il n'y a pas d'issue, il n'y a rien, parce qu'il n'y a pas d'issue.</text:p>
          </table:table-cell>
          <table:table-cell table:number-columns-repeated="2"/>
        </table:table-row>
        <table:table-row table:style-name="ro4">
          <table:table-cell office:value-type="float" office:value="73" calcext:value-type="float">
            <text:p>73</text:p>
          </table:table-cell>
          <table:table-cell office:value-type="string" calcext:value-type="string">
            <text:p>Temperature deviations</text:p>
          </table:table-cell>
          <table:table-cell office:value-type="string" calcext:value-type="string">
            <text:p>Les écarts de température peuvent être mesurés à l'aide de l'échelle TES, qui mesure la fréquence à laquelle un certain nombre de points se trouvent au repos. Lorsqu'un écart donné de la valeur mesurée est inférieur ou égal à un point, l'échelle TES est appelée un TDS. Une déviation de moins d'un point peut conduire à un certain nombre de types différents d'anomalies. Par exemple, à un point de 1,1, un écart négatif par rapport à la moyenne peut entraîner un certain nombre d'anomalies allant de 0,03 à 1</text:p>
          </table:table-cell>
          <table:table-cell table:number-columns-repeated="2"/>
        </table:table-row>
        <table:table-row table:style-name="ro4">
          <table:table-cell office:value-type="float" office:value="74" calcext:value-type="float">
            <text:p>74</text:p>
          </table:table-cell>
          <table:table-cell office:value-type="string" calcext:value-type="string">
            <text:p>Ocean surfaces</text:p>
          </table:table-cell>
          <table:table-cell office:value-type="string" calcext:value-type="string">
            <text:p>Les surfaces de l'océan, comme les océans, se déplacent ensuite dans la surface de l'océan et s'installent de leur propre chef. Ce sont les processus où le vent et les vagues produisent l'électricité. Le vent a beaucoup d'énergie, mais cela doit venir d'ailleurs. C'est comme ça qu'on passe d'un océan à l'autre. L'océan lui-même est la source d'énergie et cela peut se faire à travers les courants. L'océan est une très grande quantité d'eau avec une très grande quantité de nutriments. Si vous avez un vent</text:p>
          </table:table-cell>
          <table:table-cell table:number-columns-repeated="2"/>
        </table:table-row>
        <table:table-row table:style-name="ro3">
          <table:table-cell office:value-type="float" office:value="75" calcext:value-type="float">
            <text:p>75</text:p>
          </table:table-cell>
          <table:table-cell office:value-type="string" calcext:value-type="string">
            <text:p>Large climate oscillations</text:p>
          </table:table-cell>
          <table:table-cell office:value-type="string" calcext:value-type="string">
            <text:p>Les grandes oscillations du climat dans les océans indiquent qu'elles ont été entraînées par de forts cycles d'eau chaude, ce qui a empêché le niveau de la mer de se rétablir plus rapidement qu'à la fin du Pléistocène, lorsque l'océan était chaud. Il en résulte qu'à certains moments du Pléistocène, le refroidissement océanique a augmenté la probabilité d'un retrait à grande échelle à l'échelle de l'océan et a entraîné une augmentation de l'acidification des océans. Les résultats de cette étude ont été l'examen le plus complet de ces causes possibles de la perte de circulation mondiale.</text:p>
          </table:table-cell>
          <table:table-cell table:number-columns-repeated="2"/>
        </table:table-row>
        <table:table-row table:style-name="ro3">
          <table:table-cell office:value-type="float" office:value="76" calcext:value-type="float">
            <text:p>76</text:p>
          </table:table-cell>
          <table:table-cell office:value-type="string" calcext:value-type="string">
            <text:p>The Earth's radiative balance</text:p>
          </table:table-cell>
          <table:table-cell office:value-type="string" calcext:value-type="string">
            <text:p>L'équilibre radiatif de la Terre est fortement incliné de quelques degrés, de sorte qu'un changement massif de la température de la Terre est probable, mais la température du cœur de la Terre ne change pas beaucoup. Cela signifie qu'en raison d'une augmentation du taux de rotation de la Terre, elle s'est réchauffée plus rapidement. En conséquence, la température de la croûte terrestre et des couches de la croûte terrestre a considérablement augmenté. Cela signifie que la température du cœur de la Terre est encore beaucoup plus chaude qu'elle ne l'était auparavant.</text:p>
          </table:table-cell>
          <table:table-cell table:number-columns-repeated="2"/>
        </table:table-row>
        <table:table-row table:style-name="ro6">
          <table:table-cell office:value-type="float" office:value="77" calcext:value-type="float">
            <text:p>77</text:p>
          </table:table-cell>
          <table:table-cell office:value-type="string" calcext:value-type="string">
            <text:p>Causes of climate change</text:p>
          </table:table-cell>
          <table:table-cell office:value-type="string" calcext:value-type="string">
            <text:p>Les causes des changements climatiques sont difficiles à cerner, mais les scientifiques ont identifié plusieurs types de changements climatiques dans de nombreuses régions du monde. La première a été une grave sécheresse, qui, selon les scientifiques, est associée à une augmentation des précipitations qui pourrait augmenter la température. Cela pourrait également accroître le niveau de la mer et l'acidité de l'océan, et aggraver les tempêtes, mais ces changements pourraient aussi entraîner des changements plus fréquents dans les conditions météorologiques qui pourraient être catastrophiques. Le deuxième type de changement climatique a été beaucoup plus fréquent dans l'océan Pacifique tropical, qui a été</text:p>
          </table:table-cell>
          <table:table-cell table:number-columns-repeated="2"/>
        </table:table-row>
        <table:table-row table:style-name="ro3">
          <table:table-cell office:value-type="float" office:value="78" calcext:value-type="float">
            <text:p>78</text:p>
          </table:table-cell>
          <table:table-cell office:value-type="string" calcext:value-type="string">
            <text:p>The relationship between solar energy and reflected energy</text:p>
          </table:table-cell>
          <table:table-cell office:value-type="string" calcext:value-type="string">
            <text:p>La relation entre l'énergie solaire et l'énergie réfléchie sera une caractéristique essentielle de cet avenir. Il est probable que lorsque nous alimentons nos maisons en énergie renouvelable et que nous créons de l'énergie qui peut être utilisée pour produire de nouvelles énergies, cela réduira les émissions de dioxyde de carbone et le réchauffement de la planète. D'ici 2050, la Terre émettra près de 30% de son énergie solaire, ce qui en fait la deuxième source mondiale d'émissions mondiales de gaz à effet de serre. Les principales conclusions du rapport sont les suivantes :</text:p>
          </table:table-cell>
          <table:table-cell table:number-columns-repeated="2"/>
        </table:table-row>
        <table:table-row table:style-name="ro3">
          <table:table-cell office:value-type="float" office:value="79" calcext:value-type="float">
            <text:p>79</text:p>
          </table:table-cell>
          <table:table-cell office:value-type="string" calcext:value-type="string">
            <text:p>The climate system</text:p>
          </table:table-cell>
          <table:table-cell office:value-type="string" calcext:value-type="string">
            <text:p>Le système climatique est en train de changer, il est donc important de comprendre l'impact de ce changement sur notre système alimentaire. Lorsque nous mangeons moins de nourriture, nous mangeons plus d'eau et nous utilisons plus de ressources. L'eau est plus utile, et elle est souvent utilisée de manière à nous aider à gérer nos besoins alimentaires de manière durable. Nos besoins alimentaires ne sont pas aussi simples que nous le pensons, et nous ne pouvons pas tourner le dos à ces ressources pour répondre à nos besoins alimentaires de manière à améliorer notre niveau de vie.</text:p>
          </table:table-cell>
          <table:table-cell table:number-columns-repeated="2"/>
        </table:table-row>
        <table:table-row table:style-name="ro4">
          <table:table-cell office:value-type="float" office:value="80" calcext:value-type="float">
            <text:p>80</text:p>
          </table:table-cell>
          <table:table-cell office:value-type="string" calcext:value-type="string">
            <text:p>The impact of man on</text:p>
          </table:table-cell>
          <table:table-cell office:value-type="string" calcext:value-type="string">
            <text:p>L'impact de l'homme sur le monde sera bien plus grand que l'impact de l'homme sur sa propre espèce, mais nous devons examiner une approche différente, une vision différente de l'être humain qui peut être tenue à la valeur faciale. De cette façon, il y aura beaucoup plus à venir de l'étude de la nature humaine. Le travail de Mankiw et de ses collègues est entrepris par le Global Warming Policy Institute, un organisme à but non lucratif travaillant avec des partenaires internationaux pour sensibiliser les gens aux risques liés aux serres.</text:p>
          </table:table-cell>
          <table:table-cell table:number-columns-repeated="2"/>
        </table:table-row>
        <table:table-row table:style-name="ro3">
          <table:table-cell office:value-type="float" office:value="81" calcext:value-type="float">
            <text:p>81</text:p>
          </table:table-cell>
          <table:table-cell office:value-type="string" calcext:value-type="string">
            <text:p>This increase in CO2</text:p>
          </table:table-cell>
          <table:table-cell office:value-type="string" calcext:value-type="string">
            <text:p>Cette augmentation du CO2 pourrait également entraîner une diminution importante du rayonnement solaire. L'analyse la plus récente des résultats se trouve dans les Actes de l'Académie nationale des sciences. Les scientifiques ont constaté que les gaz à effet de serre atmosphériques sont un gaz à effet de serre plus puissant que tous les autres gaz à effet de serre. Mais les gaz de dioxyde de carbone et de dioxyde de soufre émis par la combustion de combustibles fossiles ne fournissent pas les mêmes quantités de CO2 que le dioxyde de carbone et le dioxyde de soufre. La nouvelle étude, qui a été financée</text:p>
          </table:table-cell>
          <table:table-cell table:number-columns-repeated="2"/>
        </table:table-row>
        <table:table-row table:style-name="ro4">
          <table:table-cell office:value-type="float" office:value="82" calcext:value-type="float">
            <text:p>82</text:p>
          </table:table-cell>
          <table:table-cell office:value-type="string" calcext:value-type="string">
            <text:p>Regular increase in CO2 emissions</text:p>
          </table:table-cell>
          <table:table-cell office:value-type="string" calcext:value-type="string">
            <text:p>L'augmentation régulière des émissions de CO2 au cours des 20 prochaines années fera plus de 4 billions de dollars par an en pertes de revenus, mais seulement pendant environ quatre ans. Publicité Le plan, appelé Plan national d'action pour le climat 2020, demande que le salaire minimum national augmente d'environ 10 % par an entre 2020 et 2027, et que les timbres alimentaires et les indemnités de chômage augmentent de 5 %. Le rapport, publié par la Maison Blanche, vient dans le cadre d'un nouvel effort de l'administration pour</text:p>
          </table:table-cell>
          <table:table-cell table:number-columns-repeated="2"/>
        </table:table-row>
        <table:table-row table:style-name="ro4">
          <table:table-cell office:value-type="float" office:value="83" calcext:value-type="float">
            <text:p>83</text:p>
          </table:table-cell>
          <table:table-cell office:value-type="string" calcext:value-type="string">
            <text:p>Anticipated changes in precipitation</text:p>
          </table:table-cell>
          <table:table-cell office:value-type="string" calcext:value-type="string">
            <text:p>Les changements prévus dans les précipitations, la couverture terrestre et la circulation des océans à travers le Pacifique contribueront à rendre le temps plus probable pour une bonne partie de la journée. L'indice de température moyen des États-Unis dans le Pacifique passera à environ 16 degrés Celsius (27 degrés Fahrenheit) à 9 heures le mardi (11 heures le mercredi) à partir de 23 degrés Celsius (49 degrés Fahrenheit) le 29 janvier (18 heures le vendredi). La température moyenne du 18 janvier 2013 au 28 janvier 2013</text:p>
          </table:table-cell>
          <table:table-cell table:number-columns-repeated="2"/>
        </table:table-row>
        <table:table-row table:style-name="ro2">
          <table:table-cell office:value-type="float" office:value="84" calcext:value-type="float">
            <text:p>84</text:p>
          </table:table-cell>
          <table:table-cell office:value-type="string" calcext:value-type="string">
            <text:p>Faced with the allegations of Claude Allègre,</text:p>
          </table:table-cell>
          <table:table-cell office:value-type="string" calcext:value-type="string">
            <text:p>Face aux allégations de Claude Allègre, qui a affirmé que l'ancien chef du bureau parisien d'une famille d'affaires française utilisait sa position au Centre National de L'Automobile (CNLA) pour vendre des voitures, il a été surpris de voir qu'il avait également reçu le titre de « chef du Bistro de l'Auto-Europe », mais en fait il n'avait reçu aucune promotion. Après avoir reçu une avance de NCA pour son entreprise automobile, il</text:p>
          </table:table-cell>
          <table:table-cell table:number-columns-repeated="2"/>
        </table:table-row>
        <table:table-row table:style-name="ro3">
          <table:table-cell office:value-type="float" office:value="85" calcext:value-type="float">
            <text:p>85</text:p>
          </table:table-cell>
          <table:table-cell office:value-type="string" calcext:value-type="string">
            <text:p>After the Climategate were pointed at</text:p>
          </table:table-cell>
          <table:table-cell office:value-type="string" calcext:value-type="string">
            <text:p>Après que le Climategate eut été souligné par la « preuve » que l'administration Obama avait menti aux journalistes au sujet de sa politique climatique, le monde a réagi en appelant les gouvernements à faire leur juste part. Cela a conduit l'Union européenne à demander une interdiction totale du réchauffement climatique, tandis que les gouvernements du monde entier ont soutenu un vote "non" pour arrêter le pipeline Keystone XL. Aujourd'hui, la «preuve» du «climatégate» est de plus en plus rejetée par les médias traditionnels, ce qui entraîne de plus en plus d'accusations.</text:p>
          </table:table-cell>
          <table:table-cell table:number-columns-repeated="2"/>
        </table:table-row>
        <table:table-row table:style-name="ro4">
          <table:table-cell office:value-type="float" office:value="86" calcext:value-type="float">
            <text:p>86</text:p>
          </table:table-cell>
          <table:table-cell office:value-type="string" calcext:value-type="string">
            <text:p>WWF has acted dishonestly</text:p>
          </table:table-cell>
          <table:table-cell office:value-type="string" calcext:value-type="string">
            <text:p>Le WWF a agi malhonnêtement ou intentionnellement pour faire sortir les médias de la vérité. C'est un menteur. Les médias et ses partisans ne peuvent plus lui faire confiance. Vous ne pouvez pas leur faire confiance pour vous donner une histoire honnête, vraie, factuelle parce qu'ils vous mentiraient. Le public en a marre des histoires malhonnêtes. Il n'est pas différent de Bernie Sanders. C'est un menteur. C'est lui qui sape le fonctionnement de notre démocratie. En ce qui concerne</text:p>
          </table:table-cell>
          <table:table-cell table:number-columns-repeated="2"/>
        </table:table-row>
        <table:table-row table:style-name="ro4">
          <table:table-cell office:value-type="float" office:value="87" calcext:value-type="float">
            <text:p>87</text:p>
          </table:table-cell>
          <table:table-cell office:value-type="string" calcext:value-type="string">
            <text:p>Other "mistakes" on the part of the IPCC are:</text:p>
          </table:table-cell>
          <table:table-cell office:value-type="string" calcext:value-type="string">
            <text:p>D'autres « erreurs » de la part du GIEC sont les suivantes : 1) le GIEC a été accusé de ne pas avoir examiné la quantité d'eau qui devrait être rejetée si les niveaux de monoxyde de carbone dans l'atmosphère devaient augmenter de 2 à 3 % ou plus par siècle, et 2) le GIEC a été accusé de ne pas avoir évalué la rapidité avec laquelle le changement climatique pourrait être inversé. Il est évident que le GIEC doit faire son travail en présentant lui-même un rapport et les éléments de preuve à sa disposition.</text:p>
          </table:table-cell>
          <table:table-cell table:number-columns-repeated="2"/>
        </table:table-row>
        <table:table-row table:style-name="ro3">
          <table:table-cell office:value-type="float" office:value="88" calcext:value-type="float">
            <text:p>88</text:p>
          </table:table-cell>
          <table:table-cell office:value-type="string" calcext:value-type="string">
            <text:p>The reduction of greenhouse gas emissions is presented</text:p>
          </table:table-cell>
          <table:table-cell office:value-type="string" calcext:value-type="string">
            <text:p>La réduction des émissions de gaz à effet de serre est présentée comme un moyen de limiter le réchauffement de la planète tout en atteignant un objectif de réduction des émissions de combustibles fossiles de 70 % par rapport aux niveaux de 2005 d'ici à 2050. Si le plan climatique est accepté par le Premier ministre britannique, il signera un plan climatique ambitieux avec le gouvernement britannique, le plus ambitieux jamais enregistré. Avec l'élection d'un candidat à la direction de Tory, il pourrait y avoir une occasion claire de s'assurer qu'un gouvernement s'engage à réduire les émissions de gaz à effet de serre.</text:p>
          </table:table-cell>
          <table:table-cell table:number-columns-repeated="2"/>
        </table:table-row>
        <table:table-row table:style-name="ro4">
          <table:table-cell office:value-type="float" office:value="89" calcext:value-type="float">
            <text:p>89</text:p>
          </table:table-cell>
          <table:table-cell office:value-type="string" calcext:value-type="string">
            <text:p>driving his car with a so-called green fuel, is</text:p>
          </table:table-cell>
          <table:table-cell office:value-type="string" calcext:value-type="string">
            <text:p>conduire sa voiture avec un soi-disant carburant vert, est-ce le seul moyen d'éviter sa propre mort, même si cela signifie mourir d'épuisement et d'une crise cardiaque? C'est une grande possibilité. En fait, il y en a un encore plus grand : le risque d'une crise cardiaque auto-infligée. Le danger d'une crise cardiaque auto-infligée est beaucoup plus élevé pour les personnes qui ont des accidents de voiture que pour les personnes qui conduisent. Ce que ça veut dire, c'est que si</text:p>
          </table:table-cell>
          <table:table-cell table:number-columns-repeated="2"/>
        </table:table-row>
        <table:table-row table:style-name="ro8">
          <table:table-cell office:value-type="float" office:value="90" calcext:value-type="float">
            <text:p>90</text:p>
          </table:table-cell>
          <table:table-cell office:value-type="string" calcext:value-type="string">
            <text:p>The Kyoto Protocol does not provide</text:p>
          </table:table-cell>
          <table:table-cell office:value-type="string" calcext:value-type="string">
            <text:p>Le Protocole de Kyoto ne prévoit pas que l'introduction ou l'application d'une loi nationale ou internationale soit fondée sur les mêmes principes que ceux énoncés dans le Protocole de Kyoto. Une loi nationale fondée sur ce principe n'est pas la même qu'une loi nationale établie par le Protocole de Kyoto. 6. La législation nationale établissant les règles pour la mise en œuvre du protocole de Kyoto n'est pas la même que la législation nationale établissant les règles pour l'application du protocole de Kyoto dans l'Union européenne. 7. Les droits de l'homme et les droits de l'homme sont garantis par le Pacte international relatif aux droits économiques, sociaux et culturels et par le Pacte international relatif aux droits économiques, sociaux et culturels. Ça l'est.</text:p>
          </table:table-cell>
          <table:table-cell table:number-columns-repeated="2"/>
        </table:table-row>
        <table:table-row table:style-name="ro4">
          <table:table-cell office:value-type="float" office:value="91" calcext:value-type="float">
            <text:p>91</text:p>
          </table:table-cell>
          <table:table-cell office:value-type="string" calcext:value-type="string">
            <text:p>The scam is not about asserting the reality of global warming</text:p>
          </table:table-cell>
          <table:table-cell office:value-type="string" calcext:value-type="string">
            <text:p>L'arnaque n'est pas d'affirmer la réalité du réchauffement climatique - il s'agit d'utiliser de fausses nouvelles pour répandre la désinformation. On nous dit qu'il s'agit de désinformation - qu'elle a été retirée depuis plus de 4 000 ans. Il n'a pas de base en fait. Comment cette affirmation ne peut-elle pas être vraie? Parce qu'il semble que les gens prennent au moins 4 000 ans pour se convaincre que c'est vrai. On nous a tous dit que les gens pouvaient être persuadés d'être d'accord avec les</text:p>
          </table:table-cell>
          <table:table-cell table:number-columns-repeated="2"/>
        </table:table-row>
        <table:table-row table:style-name="ro2">
          <table:table-cell office:value-type="float" office:value="92" calcext:value-type="float">
            <text:p>92</text:p>
          </table:table-cell>
          <table:table-cell office:value-type="string" calcext:value-type="string">
            <text:p>Wind turbines operate only a quarter of the time and</text:p>
          </table:table-cell>
          <table:table-cell office:value-type="string" calcext:value-type="string">
            <text:p>Les éoliennes ne fonctionnent qu'un quart du temps et, pour tous les dommages causés à l'air et au climat, il s'agit d'un problème difficile à régler. Depuis une bonne partie des 25 dernières années, l'État paie une tonne de taxe pour subventionner la construction de nouvelles turbines. La taxe n'est pas une taxe sur l'énergie éolienne - elle est une taxe sur toutes les éoliennes, ce qui signifie qu'elle est une taxe sur le carbone et l'énergie éolienne. Le fait que l'État</text:p>
          </table:table-cell>
          <table:table-cell table:number-columns-repeated="2"/>
        </table:table-row>
        <table:table-row table:style-name="ro2">
          <table:table-cell office:value-type="float" office:value="93" calcext:value-type="float">
            <text:p>93</text:p>
          </table:table-cell>
          <table:table-cell office:value-type="string" calcext:value-type="string">
            <text:p>It's not just the TERs that run empty.</text:p>
          </table:table-cell>
          <table:table-cell office:value-type="string" calcext:value-type="string">
            <text:p>Ce ne sont pas seulement les TER qui sont vides. C'est aussi les STU qui ne paieront pas leurs factures. Que s'est-il passé au Texas? Que s'est-il passé au Nouveau-Mexique? J'ai regardé l'émission hier soir. Beaucoup de gens que je regardais étaient ici dans ma ville. Ils attendent tous de rentrer chez eux. Et je leur ai dit qu'ils devaient venir voir ce qui se passait. Et c'est comme ça qu'ils sont arrivés. Ils</text:p>
          </table:table-cell>
          <table:table-cell table:number-columns-repeated="2"/>
        </table:table-row>
        <table:table-row table:style-name="ro4">
          <table:table-cell office:value-type="float" office:value="94" calcext:value-type="float">
            <text:p>94</text:p>
          </table:table-cell>
          <table:table-cell office:value-type="string" calcext:value-type="string">
            <text:p>the bus would be the obvious solution,</text:p>
          </table:table-cell>
          <table:table-cell office:value-type="string" calcext:value-type="string">
            <text:p>le bus serait la solution évidente, mais comment cela pourrait-il être si pratique pour le public, en particulier ceux qui se débattaient déjà financièrement? Pourquoi quelqu'un, sans sentiment d'urgence, aurait-il une voiture de luxe chère? C'est ainsi que nous résoudrons ce problème. Au lieu de créer un bus pour se connecter aux banlieues et au réseau ferroviaire, la Ville de Londres devrait travailler avec Transport for London (TfL) pour améliorer et réacheminer l'itinéraire. Le problème, c'est que</text:p>
          </table:table-cell>
          <table:table-cell table:number-columns-repeated="2"/>
        </table:table-row>
        <table:table-row table:style-name="ro4">
          <table:table-cell office:value-type="float" office:value="95" calcext:value-type="float">
            <text:p>95</text:p>
          </table:table-cell>
          <table:table-cell office:value-type="string" calcext:value-type="string">
            <text:p>The success of the truck is not due to subsidies</text:p>
          </table:table-cell>
          <table:table-cell office:value-type="string" calcext:value-type="string">
            <text:p>Le succès du camion n'est pas dû aux subventions, c'est le fait que son équipage de construction n'est pas payé par le camion, même si le conducteur sera payé par l'État. Les camions sont utilisés dans de nombreuses autres écoles publiques et privées, mais ils ont un usage limité en dehors de la salle de classe et ne font pas partie des transports publics. Lorsqu'un camion privé est utilisé à des fins scolaires publiques, il est considéré comme un autobus public. Mais pas tous les bus sont les mêmes, et la plupart des don</text:p>
          </table:table-cell>
          <table:table-cell table:number-columns-repeated="2"/>
        </table:table-row>
        <table:table-row table:style-name="ro4">
          <table:table-cell office:value-type="float" office:value="96" calcext:value-type="float">
            <text:p>96</text:p>
          </table:table-cell>
          <table:table-cell office:value-type="string" calcext:value-type="string">
            <text:p>the argument of the fight against the greenhouse effect is just as misleading</text:p>
          </table:table-cell>
          <table:table-cell office:value-type="string" calcext:value-type="string">
            <text:p>l'argument de la lutte contre l'effet de serre est tout aussi trompeur) et nous devons nous rappeler que nos recherches récentes montrent que si nous examinons l'impact réel du changement climatique sur la santé humaine, il est très probable qu'une réduction des gaz à effet de serre aura l'impact le plus important sur notre population et sur l'environnement de la société. La seule façon d'empêcher cela est de commencer à essayer de réduire les gaz à effet de serre, plutôt que de réduire notre empreinte carbone (au moins à court terme). C'est</text:p>
          </table:table-cell>
          <table:table-cell table:number-columns-repeated="2"/>
        </table:table-row>
        <table:table-row table:style-name="ro3">
          <table:table-cell office:value-type="float" office:value="97" calcext:value-type="float">
            <text:p>97</text:p>
          </table:table-cell>
          <table:table-cell office:value-type="string" calcext:value-type="string">
            <text:p>The abyss between railway expenditure and revenue is</text:p>
          </table:table-cell>
          <table:table-cell office:value-type="string" calcext:value-type="string">
            <text:p>L'abîme entre les dépenses ferroviaires et les recettes est à son plus grand danger et c'est à ce moment même que le gouvernement national doit assumer son rôle de subvention et de direction de l'ensemble de ses dépenses ferroviaires et de transport. (4) Les ministères des chemins de fer et des transports doivent indiquer clairement qu'ils ont l'intention de suivre les dépenses ferroviaires et que le ministère des transports doit préciser qu'il n'est pas nécessaire de maintenir un planificateur central pour tous les chemins de fer, les chemins de fer, les ministères des transports, les commissions des transports ou l'un d'entre eux.</text:p>
          </table:table-cell>
          <table:table-cell table:number-columns-repeated="2"/>
        </table:table-row>
        <table:table-row table:style-name="ro3">
          <table:table-cell office:value-type="float" office:value="98" calcext:value-type="float">
            <text:p>98</text:p>
          </table:table-cell>
          <table:table-cell office:value-type="string" calcext:value-type="string">
            <text:p>SNCF is one of the examples of waste</text:p>
          </table:table-cell>
          <table:table-cell office:value-type="string" calcext:value-type="string">
            <text:p>La SNCF est l'un des exemples de déchets susceptibles d'affecter la santé d'une communauté ou la vie de ses habitants. Ces types d'interventions ne sont pas sans risque. Certains programmes exigent des utilisateurs qu'ils fassent rapport ou qu'ils fassent rapport au travail. Les Centers for Disease Control and Prevention recommandent que les personnes atteintes d'infections graves reçoivent une dose quotidienne du vaccin. Des études ont montré que la quantité de vaccin administrée par une clinique n'aura pas les mêmes effets indésirables que la quantité qui serait trouvée par une personne sans le vaccin,</text:p>
          </table:table-cell>
          <table:table-cell table:number-columns-repeated="2"/>
        </table:table-row>
        <table:table-row table:style-name="ro1" table:number-rows-repeated="1048475">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6">00/00/0000</text:date>, <text:time style:data-style-name="N2" text:time-value="19:23:08.22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6T21:34:59.346000000</dc:date>
    <meta:editing-duration>PT46M15S</meta:editing-duration>
    <meta:editing-cycles>2</meta:editing-cycles>
    <meta:generator>LibreOffice/6.0.6.2$Windows_X86_64 LibreOffice_project/0c292870b25a325b5ed35f6b45599d2ea4458e77</meta:generator>
    <meta:document-statistic meta:table-count="1" meta:cell-count="320" meta:object-count="0"/>
  </office:meta>
</office:document-meta>
</file>